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22b679" officeooo:paragraph-rsid="0120f376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7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25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line-through-style="none" style:text-line-through-type="none" style:font-name="Liberation Serif" fo:font-size="11pt" fo:font-style="normal" style:text-underline-style="none" fo:font-weight="normal" officeooo:rsid="02003fe7" officeooo:paragraph-rsid="00e5f85d" fo:background-color="transparent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P127" style:family="paragraph" style:parent-style-name="Heading_20_1">
      <style:paragraph-properties fo:line-height="100%"/>
    </style:style>
    <style:style style:name="P12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9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3" style:family="paragraph" style:parent-style-name="Standard" style:list-style-name="L1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fo:break-before="page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7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6f4f7" officeooo:paragraph-rsid="0106f4f7" style:font-weight-asian="normal" style:font-weight-complex="normal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dde30" officeooo:paragraph-rsid="0123f52d" style:font-weight-asian="normal" style:font-weight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2554a6" style:font-weight-asian="normal" style:font-weight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49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4" style:family="text">
      <style:text-properties officeooo:rsid="00fedcab"/>
    </style:style>
    <style:style style:name="T35" style:family="text">
      <style:text-properties officeooo:rsid="0013b216"/>
    </style:style>
    <style:style style:name="T36" style:family="text">
      <style:text-properties officeooo:rsid="00043d3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4f1de" style:font-weight-asian="normal" style:font-weight-complex="normal"/>
    </style:style>
    <style:style style:name="T40" style:family="text">
      <style:text-properties fo:font-weight="normal" officeooo:rsid="00059c96" style:font-weight-asian="normal" style:font-weight-complex="normal"/>
    </style:style>
    <style:style style:name="T41" style:family="text">
      <style:text-properties fo:font-weight="normal" officeooo:rsid="00061718" style:font-weight-asian="normal" style:font-weight-complex="normal"/>
    </style:style>
    <style:style style:name="T42" style:family="text">
      <style:text-properties fo:font-weight="normal" officeooo:rsid="00072975" style:font-weight-asian="normal" style:font-weight-complex="normal"/>
    </style:style>
    <style:style style:name="T43" style:family="text">
      <style:text-properties fo:font-weight="normal" officeooo:rsid="00194778" style:font-weight-asian="normal" style:font-weight-complex="normal"/>
    </style:style>
    <style:style style:name="T44" style:family="text">
      <style:text-properties fo:font-weight="normal" officeooo:rsid="0023b5ad" style:font-weight-asian="normal" style:font-weight-complex="normal"/>
    </style:style>
    <style:style style:name="T45" style:family="text">
      <style:text-properties fo:font-weight="normal" officeooo:rsid="0030463c" style:font-weight-asian="normal" style:font-weight-complex="normal"/>
    </style:style>
    <style:style style:name="T46" style:family="text">
      <style:text-properties fo:font-weight="normal" officeooo:rsid="0032041a" style:font-weight-asian="normal" style:font-weight-complex="normal"/>
    </style:style>
    <style:style style:name="T47" style:family="text">
      <style:text-properties fo:font-weight="normal" officeooo:rsid="003db249" style:font-weight-asian="normal" style:font-weight-complex="normal"/>
    </style:style>
    <style:style style:name="T48" style:family="text">
      <style:text-properties fo:font-weight="normal" officeooo:rsid="0040d982" style:font-weight-asian="normal" style:font-weight-complex="normal"/>
    </style:style>
    <style:style style:name="T49" style:family="text">
      <style:text-properties fo:font-weight="normal" officeooo:rsid="004124e5" style:font-weight-asian="normal" style:font-weight-complex="normal"/>
    </style:style>
    <style:style style:name="T50" style:family="text">
      <style:text-properties fo:font-weight="normal" officeooo:rsid="00420662" style:font-weight-asian="normal" style:font-weight-complex="normal"/>
    </style:style>
    <style:style style:name="T51" style:family="text">
      <style:text-properties fo:font-weight="normal" officeooo:rsid="0042c288" style:font-weight-asian="normal" style:font-weight-complex="normal"/>
    </style:style>
    <style:style style:name="T52" style:family="text">
      <style:text-properties fo:font-weight="normal" officeooo:rsid="0043858c" style:font-weight-asian="normal" style:font-weight-complex="normal"/>
    </style:style>
    <style:style style:name="T53" style:family="text">
      <style:text-properties fo:font-weight="normal" officeooo:rsid="004c7182" style:font-weight-asian="normal" style:font-weight-complex="normal"/>
    </style:style>
    <style:style style:name="T54" style:family="text">
      <style:text-properties fo:font-weight="normal" officeooo:rsid="004e0ee6" style:font-weight-asian="normal" style:font-weight-complex="normal"/>
    </style:style>
    <style:style style:name="T55" style:family="text">
      <style:text-properties fo:font-weight="normal" officeooo:rsid="0051f07d" style:font-weight-asian="normal" style:font-weight-complex="normal"/>
    </style:style>
    <style:style style:name="T56" style:family="text">
      <style:text-properties fo:font-weight="normal" officeooo:rsid="0053cdb5" style:font-weight-asian="normal" style:font-weight-complex="normal"/>
    </style:style>
    <style:style style:name="T57" style:family="text">
      <style:text-properties fo:font-weight="normal" officeooo:rsid="005ccf0d" style:font-weight-asian="normal" style:font-weight-complex="normal"/>
    </style:style>
    <style:style style:name="T58" style:family="text">
      <style:text-properties fo:font-weight="normal" officeooo:rsid="006e9e53" style:font-weight-asian="normal" style:font-weight-complex="normal"/>
    </style:style>
    <style:style style:name="T59" style:family="text">
      <style:text-properties fo:font-weight="normal" officeooo:rsid="00745ad9" style:font-weight-asian="normal" style:font-weight-complex="normal"/>
    </style:style>
    <style:style style:name="T60" style:family="text">
      <style:text-properties fo:font-weight="normal" officeooo:rsid="007bcff0" style:font-weight-asian="normal" style:font-weight-complex="normal"/>
    </style:style>
    <style:style style:name="T61" style:family="text">
      <style:text-properties fo:font-weight="normal" officeooo:rsid="008d8493" style:font-weight-asian="normal" style:font-weight-complex="normal"/>
    </style:style>
    <style:style style:name="T62" style:family="text">
      <style:text-properties fo:font-weight="normal" officeooo:rsid="008deecb" style:font-weight-asian="normal" style:font-weight-complex="normal"/>
    </style:style>
    <style:style style:name="T63" style:family="text">
      <style:text-properties fo:font-weight="normal" officeooo:rsid="0092b48e" style:font-weight-asian="normal" style:font-weight-complex="normal"/>
    </style:style>
    <style:style style:name="T64" style:family="text">
      <style:text-properties fo:font-weight="normal" officeooo:rsid="009f0e7f" style:font-weight-asian="normal" style:font-weight-complex="normal"/>
    </style:style>
    <style:style style:name="T65" style:family="text">
      <style:text-properties fo:font-weight="normal" officeooo:rsid="00a8c0e9" style:font-weight-asian="normal" style:font-weight-complex="normal"/>
    </style:style>
    <style:style style:name="T66" style:family="text">
      <style:text-properties fo:font-weight="normal" officeooo:rsid="00aa75c1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e504a4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118fd61" style:font-weight-asian="normal" style:font-weight-complex="normal"/>
    </style:style>
    <style:style style:name="T72" style:family="text">
      <style:text-properties fo:font-weight="normal" officeooo:rsid="011a3dc9" style:font-weight-asian="normal" style:font-weight-complex="normal"/>
    </style:style>
    <style:style style:name="T73" style:family="text">
      <style:text-properties fo:font-weight="normal" officeooo:rsid="011b937a" style:font-weight-asian="normal" style:font-weight-complex="normal"/>
    </style:style>
    <style:style style:name="T7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2" style:family="text">
      <style:text-properties officeooo:rsid="0004f1de"/>
    </style:style>
    <style:style style:name="T8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40d982" style:font-style-asian="normal" style:font-style-complex="normal"/>
    </style:style>
    <style:style style:name="T96" style:family="text">
      <style:text-properties fo:font-style="normal" officeooo:rsid="001b3e56" style:font-style-asian="normal" style:font-style-complex="normal"/>
    </style:style>
    <style:style style:name="T97" style:family="text">
      <style:text-properties fo:font-style="normal" officeooo:rsid="004c7182" style:font-style-asian="normal" style:font-style-complex="normal"/>
    </style:style>
    <style:style style:name="T98" style:family="text">
      <style:text-properties fo:font-style="normal" officeooo:rsid="00501dd2" style:font-style-asian="normal" style:font-style-complex="normal"/>
    </style:style>
    <style:style style:name="T99" style:family="text">
      <style:text-properties fo:font-style="normal" officeooo:rsid="0100d3be" style:font-style-asian="normal" style:font-style-complex="normal"/>
    </style:style>
    <style:style style:name="T100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23f52d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0" style:family="text">
      <style:text-properties officeooo:rsid="00061718"/>
    </style:style>
    <style:style style:name="T141" style:family="text">
      <style:text-properties officeooo:rsid="00072975"/>
    </style:style>
    <style:style style:name="T142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3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44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5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17199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3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4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5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" officeooo:rsid="0044ae78"/>
    </style:style>
    <style:style style:name="T17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7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7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6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77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78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79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80" style:family="text">
      <style:text-properties officeooo:rsid="00194778"/>
    </style:style>
    <style:style style:name="T181" style:family="text">
      <style:text-properties officeooo:rsid="0030463c"/>
    </style:style>
    <style:style style:name="T182" style:family="text">
      <style:text-properties officeooo:rsid="0030e0a1"/>
    </style:style>
    <style:style style:name="T183" style:family="text">
      <style:text-properties officeooo:rsid="00408209"/>
    </style:style>
    <style:style style:name="T184" style:family="text">
      <style:text-properties style:text-underline-style="none" fo:font-weight="normal" style:font-weight-asian="normal" style:font-weight-complex="normal"/>
    </style:style>
    <style:style style:name="T185" style:family="text">
      <style:text-properties style:text-underline-style="none" fo:font-weight="normal" officeooo:rsid="004124e5" style:font-weight-asian="normal" style:font-weight-complex="normal"/>
    </style:style>
    <style:style style:name="T186" style:family="text">
      <style:text-properties style:text-underline-style="none" fo:font-weight="normal" officeooo:rsid="00059c96" style:font-weight-asian="normal" style:font-weight-complex="normal"/>
    </style:style>
    <style:style style:name="T187" style:family="text">
      <style:text-properties style:text-underline-style="none" fo:font-weight="normal" officeooo:rsid="00420662" style:font-weight-asian="normal" style:font-weight-complex="normal"/>
    </style:style>
    <style:style style:name="T188" style:family="text">
      <style:text-properties style:text-underline-style="none" fo:font-weight="normal" officeooo:rsid="0042c288" style:font-weight-asian="normal" style:font-weight-complex="normal"/>
    </style:style>
    <style:style style:name="T189" style:family="text">
      <style:text-properties style:text-underline-style="none" fo:font-weight="normal" officeooo:rsid="004e0ee6" style:font-weight-asian="normal" style:font-weight-complex="normal"/>
    </style:style>
    <style:style style:name="T190" style:family="text">
      <style:text-properties style:text-underline-style="none" fo:font-weight="normal" officeooo:rsid="0013b216" style:font-weight-asian="normal" style:font-weight-complex="normal"/>
    </style:style>
    <style:style style:name="T191" style:family="text">
      <style:text-properties style:text-underline-style="none" fo:font-weight="normal" officeooo:rsid="0053cdb5" style:font-weight-asian="normal" style:font-weight-complex="normal"/>
    </style:style>
    <style:style style:name="T192" style:family="text">
      <style:text-properties style:text-underline-style="none" fo:font-weight="normal" officeooo:rsid="00061718" style:font-weight-asian="normal" style:font-weight-complex="normal"/>
    </style:style>
    <style:style style:name="T193" style:family="text">
      <style:text-properties style:text-underline-style="none" fo:font-weight="normal" officeooo:rsid="0004f1de" style:font-weight-asian="normal" style:font-weight-complex="normal"/>
    </style:style>
    <style:style style:name="T194" style:family="text">
      <style:text-properties style:text-underline-style="none" fo:font-weight="normal" officeooo:rsid="0070ec7d" style:font-weight-asian="normal" style:font-weight-complex="normal"/>
    </style:style>
    <style:style style:name="T195" style:family="text">
      <style:text-properties style:text-underline-style="none" fo:font-weight="normal" officeooo:rsid="008a6699" style:font-weight-asian="normal" style:font-weight-complex="normal"/>
    </style:style>
    <style:style style:name="T196" style:family="text">
      <style:text-properties style:text-underline-style="none" fo:font-weight="normal" officeooo:rsid="008deecb" style:font-weight-asian="normal" style:font-weight-complex="normal"/>
    </style:style>
    <style:style style:name="T197" style:family="text">
      <style:text-properties style:text-underline-style="none" fo:font-weight="normal" officeooo:rsid="0008bf16" style:font-weight-asian="normal" style:font-weight-complex="normal"/>
    </style:style>
    <style:style style:name="T198" style:family="text">
      <style:text-properties style:text-underline-style="none" fo:font-weight="normal" officeooo:rsid="0030e0a1" style:font-weight-asian="normal" style:font-weight-complex="normal"/>
    </style:style>
    <style:style style:name="T199" style:family="text">
      <style:text-properties style:text-underline-style="none" fo:font-weight="normal" officeooo:rsid="003574fe" style:font-weight-asian="normal" style:font-weight-complex="normal"/>
    </style:style>
    <style:style style:name="T200" style:family="text">
      <style:text-properties style:text-underline-style="none" fo:font-weight="normal" officeooo:rsid="0097fbd1" style:font-weight-asian="normal" style:font-weight-complex="normal"/>
    </style:style>
    <style:style style:name="T201" style:family="text">
      <style:text-properties style:text-underline-style="none" fo:font-weight="normal" officeooo:rsid="00754e19" style:font-weight-asian="normal" style:font-weight-complex="normal"/>
    </style:style>
    <style:style style:name="T202" style:family="text">
      <style:text-properties style:text-underline-style="none" fo:font-weight="normal" officeooo:rsid="00c3c71b" style:font-weight-asian="normal" style:font-weight-complex="normal"/>
    </style:style>
    <style:style style:name="T203" style:family="text">
      <style:text-properties style:text-underline-style="none" fo:font-weight="normal" officeooo:rsid="00072975" style:font-weight-asian="normal" style:font-weight-complex="normal"/>
    </style:style>
    <style:style style:name="T204" style:family="text">
      <style:text-properties style:text-underline-style="none" fo:font-weight="normal" officeooo:rsid="00cd8f65" style:font-weight-asian="normal" style:font-weight-complex="normal"/>
    </style:style>
    <style:style style:name="T205" style:family="text">
      <style:text-properties style:text-underline-style="none" fo:font-weight="normal" officeooo:rsid="00d26a3f" style:font-weight-asian="normal" style:font-weight-complex="normal"/>
    </style:style>
    <style:style style:name="T206" style:family="text">
      <style:text-properties style:text-underline-style="none" fo:font-weight="normal" officeooo:rsid="00da04e3" style:font-weight-asian="normal" style:font-weight-complex="normal"/>
    </style:style>
    <style:style style:name="T207" style:family="text">
      <style:text-properties style:text-underline-style="none" fo:font-weight="normal" officeooo:rsid="00e504a4" style:font-weight-asian="normal" style:font-weight-complex="normal"/>
    </style:style>
    <style:style style:name="T208" style:family="text">
      <style:text-properties style:text-underline-style="none" fo:font-weight="normal" officeooo:rsid="0092b48e" style:font-weight-asian="normal" style:font-weight-complex="normal"/>
    </style:style>
    <style:style style:name="T209" style:family="text">
      <style:text-properties style:text-underline-style="none" fo:font-weight="normal" officeooo:rsid="00f60c80" style:font-weight-asian="normal" style:font-weight-complex="normal"/>
    </style:style>
    <style:style style:name="T210" style:family="text">
      <style:text-properties style:text-underline-style="none" fo:font-weight="normal" officeooo:rsid="00b7427f" style:font-weight-asian="normal" style:font-weight-complex="normal"/>
    </style:style>
    <style:style style:name="T211" style:family="text">
      <style:text-properties style:text-underline-style="none" fo:font-weight="normal" officeooo:rsid="00bfe78f" style:font-weight-asian="normal" style:font-weight-complex="normal"/>
    </style:style>
    <style:style style:name="T212" style:family="text">
      <style:text-properties style:text-underline-style="none" fo:font-weight="normal" officeooo:rsid="010d15dd" style:font-weight-asian="normal" style:font-weight-complex="normal"/>
    </style:style>
    <style:style style:name="T213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14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16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17" style:family="text">
      <style:text-properties officeooo:rsid="0040d982"/>
    </style:style>
    <style:style style:name="T218" style:family="text">
      <style:text-properties officeooo:rsid="00420662"/>
    </style:style>
    <style:style style:name="T219" style:family="text">
      <style:text-properties officeooo:rsid="0044ae78"/>
    </style:style>
    <style:style style:name="T220" style:family="text">
      <style:text-properties officeooo:rsid="004c7182"/>
    </style:style>
    <style:style style:name="T221" style:family="text">
      <style:text-properties officeooo:rsid="004d8b35"/>
    </style:style>
    <style:style style:name="T222" style:family="text">
      <style:text-properties style:text-underline-style="solid" style:text-underline-width="auto" style:text-underline-color="font-color"/>
    </style:style>
    <style:style style:name="T223" style:family="text">
      <style:text-properties style:text-underline-style="solid" style:text-underline-width="auto" style:text-underline-color="font-color" officeooo:rsid="00061718"/>
    </style:style>
    <style:style style:name="T224" style:family="text">
      <style:text-properties style:text-underline-style="solid" style:text-underline-width="auto" style:text-underline-color="font-color" officeooo:rsid="00043d37"/>
    </style:style>
    <style:style style:name="T225" style:family="text">
      <style:text-properties style:text-underline-style="solid" style:text-underline-width="auto" style:text-underline-color="font-color" officeooo:rsid="000a08d6"/>
    </style:style>
    <style:style style:name="T226" style:family="text">
      <style:text-properties style:text-underline-style="solid" style:text-underline-width="auto" style:text-underline-color="font-color" officeooo:rsid="00bfd4bd"/>
    </style:style>
    <style:style style:name="T227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2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2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30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3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32" style:family="text">
      <style:text-properties officeooo:rsid="0053cdb5"/>
    </style:style>
    <style:style style:name="T233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35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36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0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41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2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3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4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5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4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4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5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63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64" style:family="text">
      <style:text-properties style:font-name="Liberation Serif1" fo:font-style="normal" style:text-underline-style="none" officeooo:rsid="0123f52d" fo:background-color="transparent" loext:char-shading-value="0" style:font-name-asian="Liberation Serif" style:font-style-asian="normal" style:font-name-complex="Liberation Serif" style:font-style-complex="normal"/>
    </style:style>
    <style:style style:name="T265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66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69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7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72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73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74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75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76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77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7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79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80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81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82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83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84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85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86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87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88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89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90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91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92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93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94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95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96" style:family="text">
      <style:text-properties officeooo:rsid="005cf811"/>
    </style:style>
    <style:style style:name="T297" style:family="text">
      <style:text-properties officeooo:rsid="005ff056"/>
    </style:style>
    <style:style style:name="T298" style:family="text">
      <style:text-properties officeooo:rsid="00745ad9"/>
    </style:style>
    <style:style style:name="T299" style:family="text">
      <style:text-properties officeooo:rsid="0078a2da"/>
    </style:style>
    <style:style style:name="T300" style:family="text">
      <style:text-properties officeooo:rsid="00894806"/>
    </style:style>
    <style:style style:name="T301" style:family="text">
      <style:text-properties officeooo:rsid="008d8493"/>
    </style:style>
    <style:style style:name="T302" style:family="text">
      <style:text-properties officeooo:rsid="00c13698"/>
    </style:style>
    <style:style style:name="T303" style:family="text">
      <style:text-properties officeooo:rsid="00c2d31a"/>
    </style:style>
    <style:style style:name="T304" style:family="text">
      <style:text-properties officeooo:rsid="00c2d31a" fo:background-color="transparent" loext:char-shading-value="0"/>
    </style:style>
    <style:style style:name="T305" style:family="text">
      <style:text-properties officeooo:rsid="00cd8f65" fo:background-color="transparent" loext:char-shading-value="0"/>
    </style:style>
    <style:style style:name="T306" style:family="text">
      <style:text-properties officeooo:rsid="00d60023"/>
    </style:style>
    <style:style style:name="T307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8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0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10" style:family="text">
      <style:text-properties officeooo:rsid="00e504a4"/>
    </style:style>
    <style:style style:name="T311" style:family="text">
      <style:text-properties officeooo:rsid="00f94841"/>
    </style:style>
    <style:style style:name="T312" style:family="text">
      <style:text-properties officeooo:rsid="00fc1122"/>
    </style:style>
    <style:style style:name="T313" style:family="text">
      <style:text-properties officeooo:rsid="0106f4f7"/>
    </style:style>
    <style:style style:name="T314" style:family="text">
      <style:text-properties officeooo:rsid="010a4fce"/>
    </style:style>
    <style:style style:name="T315" style:family="text">
      <style:text-properties officeooo:rsid="0113f27b"/>
    </style:style>
    <style:style style:name="T316" style:family="text">
      <style:text-properties officeooo:rsid="0118fd61"/>
    </style:style>
    <style:style style:name="T317" style:family="text">
      <style:text-properties style:text-position="super 58%"/>
    </style:style>
    <style:style style:name="T318" style:family="text">
      <style:text-properties fo:font-variant="small-caps"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" text:outline-level="1"><text:span text:style-name="T300">Dr </text:span>Kyle A Oman</text:h>
      <text:p text:style-name="P66"><text:tab/><text:span text:style-name="T36">Office: +44 (0) 191 33 43011<text:tab/>Institute for Computational Cosmology</text:span></text:p>
      <text:p text:style-name="P65"><text:tab/><text:span text:style-name="T36">Mobile: +44 (0) 737 693 4098<text:tab/>Department of Physics &amp; Astronomy, Durham University</text:span></text:p>
      <text:p text:style-name="P64"><text:tab/><text:span text:style-name="T36">kyle.a.oman@durham.ac.uk</text:span><text:tab/><text:span text:style-name="T183">South Road, Durham DH1 3LE, United Kingdom<text:line-break/><text:tab/></text:span><text:a xlink:type="simple" xlink:href="https://kyleaoman.github.io/" text:style-name="Internet_20_link" text:visited-style-name="Visited_20_Internet_20_Link"><text:span text:style-name="T311">kyleaoman.github.io</text:span></text:a></text:p>
      <text:p text:style-name="P64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9"><text:span text:style-name="T228">Academic </text:span><text:span text:style-name="T230">Qualifications</text:span><text:span text:style-name="T224"><text:tab/></text:span></text:p>
      <text:p text:style-name="P15"><text:tab/><text:span text:style-name="T37">PhD<text:tab/></text:span><text:span text:style-name="T38">University of Victoria, Astronomy<text:tab/>Aug 201</text:span><text:span text:style-name="T44">7</text:span><text:span text:style-name="T3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8"><text:tab/></text:span><text:span text:style-name="T37">MSc<text:tab/></text:span><text:span text:style-name="T3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8"><text:tab/></text:span><text:span text:style-name="T37">BSc</text:span><text:span text:style-name="T38"><text:tab/>University of Waterloo, </text:span><text:span text:style-name="T39">Honours </text:span><text:span text:style-name="T38">Physics (Astrophysics spec.)<text:tab/>Jun 2011<text:line-break/><text:tab/><text:tab/>Graduated on Dean's Honour List<text:line-break/><text:tab/><text:tab/></text:span><text:span text:style-name="T39">Dissertation: “An object-oriented halo finder”<text:line-break/><text:tab/></text:span><text:span text:style-name="T38"><text:tab/></text:span><text:span text:style-name="T39">Supervisor: Michael Balogh</text:span></text:p>
      <text:p text:style-name="P112"><text:span text:style-name="T183">Employment</text:span><text:tab/></text:p>
      <text:p text:style-name="P57"><text:span text:style-name="T213"><text:tab/></text:span><text:span text:style-name="T216">Asst. Professor &amp; Royal Society Dorothy Hodgkin Fellow<text:tab/>Oct 2023 – present<text:line-break/><text:tab/> <text:s/>Institute for Computational Cosmology, Durham University</text:span></text:p>
      <text:p text:style-name="P57"><text:span text:style-name="T213"><text:tab/></text:span><text:span text:style-name="T215">Postdoctoral research associate (grade 8)</text:span><text:span text:style-name="T214"><text:tab/>Jul 2022 </text:span><text:span text:style-name="T213">– </text:span><text:span text:style-name="T216">Sept 2023</text:span><text:span text:style-name="T202"><text:line-break/><text:tab/> <text:s/>Institute for Computational Cosmology, Durham University</text:span></text:p>
      <text:p text:style-name="P29"><text:tab/>Postdoctoral research associate <text:span text:style-name="T306">(grade 7)</text:span><text:tab/>Oct 2019 – <text:span text:style-name="T306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17">Summer research internship<text:tab/>May 2010 – Aug 2010<text:line-break/></text:span><text:span text:style-name="T4"><text:tab/> <text:s/></text:span><text:span text:style-name="T95">Department of Physics &amp; Astronomy, University of Waterloo</text:span></text:p>
      <text:p text:style-name="P24"><text:span text:style-name="T95"><text:tab/>Summer research internship<text:tab/>May 20</text:span><text:span text:style-name="T97">09</text:span><text:span text:style-name="T95"> </text:span><text:span text:style-name="T96">– </text:span><text:span text:style-name="T95">Aug 2009<text:line-break/></text:span><text:span text:style-name="T4"><text:tab/> <text:s/></text:span><text:span text:style-name="T95">Department of Physics &amp; Astronomy, University of Waterloo</text:span></text:p>
      <text:p text:style-name="P121"/>
      <text:p text:style-name="P120"><text:span text:style-name="T228">Grants, </text:span><text:span text:style-name="T231">Computing Time</text:span><text:span text:style-name="T222"> &amp; </text:span><text:span text:style-name="T226">Funding</text:span><text:span text:style-name="T222"><text:tab/></text:span></text:p>
      <text:p text:style-name="P27"><text:tab/><text:span text:style-name="T315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14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11"><text:tab/>Royal Society Dorothy Hodgkin Fellowship (GBP 1.</text:span><text:span text:style-name="T313">5</text:span><text:span text:style-name="T311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9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03">Cosmology and Astroparticle Student &amp; Postdoc Exchange Network Visitor (GBP</text:span><text:span text:style-name="T304"> </text:span><text:span text:style-name="T305">1 400</text:span><text:span text:style-name="T304">)</text:span><text:span text:style-name="T303"><text:tab/>2022</text:span><text:span text:style-name="T302"><text:line-break/><text:tab/> <text:s/></text:span><text:span text:style-name="T6">Title</text:span><text:span text:style-name="T5">: “Structure and equilibrium of simulated dwarf galaxies”</text:span><text:span text:style-name="T302"><text:tab/> <text:s/></text:span></text:p>
      <text:p text:style-name="P58"><text:span text:style-name="T210"><text:tab/>Durham University Physics Department Developing Talent Award </text:span><text:span text:style-name="T211">(GBP 4 000)</text:span><text:span text:style-name="T210"><text:tab/>2022<text:line-break/><text:tab/> <text:s/></text:span><text:span text:style-name="T33">Title</text:span><text:span text:style-name="T278">: “The fragility of dwarf galaxies used as dark matter tracers”</text:span></text:p>
      <text:p text:style-name="P118"><text:span text:style-name="T229">Scholarships</text:span><text:span text:style-name="T222"> &amp; Awards<text:tab/></text:span></text:p>
      <text:p text:style-name="P26"><text:tab/><text:span text:style-name="T306">Durham University Discretionary Award<text:tab/>202</text:span><text:span text:style-name="T312">3</text:span><text:span text:style-name="T306"><text:line-break/><text:tab/> <text:s/>GBP </text:span><text:span text:style-name="T311">5</text:span><text:span text:style-name="T306">00, Institution-level, award by nomination</text:span></text:p>
      <text:p text:style-name="P26"><text:tab/><text:span text:style-name="T306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96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96">2014<text:line-break/></text:span><text:tab/> <text:s/>CAD 11 250, Institution-level, award by nomination</text:p>
      <text:p text:style-name="P22"><text:tab/>University of Victoria Fellowship<text:tab/><text:span text:style-name="T296">2013<text:line-break/></text:span><text:tab/> <text:s/>CAD 15 000, Institution-level, award by nomination</text:p>
      <text:p text:style-name="P22"><text:soft-page-break/><text:tab/>Queen Elizabeth II Graduate Scholarship in Science and Technology<text:tab/><text:span text:style-name="T296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96">2009<text:line-break/></text:span><text:tab/>Research Award<text:line-break/><text:tab/> <text:s/>CAD 4 500, National-level, summer research scholarship</text:p>
      <text:p text:style-name="P111"><text:span text:style-name="T218">Research </text:span><text:span text:style-name="T297">student </text:span><text:span text:style-name="T218">supervision</text:span><text:tab/></text:p>
      <text:p text:style-name="P14"><text:span text:style-name="T60">I have co-supervised the thes</text:span><text:span text:style-name="T80">is work of </text:span><text:span text:style-name="T81">10</text:span><text:span text:style-name="T80"> students (3 BSc, </text:span><text:span text:style-name="T81">6</text:span><text:span text:style-name="T80"> MSc/</text:span><text:span text:style-name="T81">MPhys</text:span><text:span text:style-name="T80">, 1 PhD).</text:span><text:span text:style-name="T77"><text:tab/></text:span></text:p>
      <text:p text:style-name="P37"><text:span text:style-name="T39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37"><text:span text:style-name="T39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37"><text:span text:style-name="T39"><text:tab/></text:span><text:span text:style-name="T68">MPhys thesis co-supervisor (with M. Swinbank) for Lauryn Tapper<text:tab/>Oct 2022 </text:span><text:span text:style-name="T40">– </text:span><text:span text:style-name="T51">present<text:line-break/></text:span><text:span text:style-name="T67"><text:tab/> <text:s/>Institute for Computational Cosmology, Durham University<text:line-break/><text:tab/> <text:s/></text:span><text:span text:style-name="T19">“A dynamic analysis of the gas within simulated galaxies”</text:span></text:p>
      <text:p text:style-name="P35"><text:span text:style-name="T77"><text:tab/></text:span><text:span text:style-name="T78">Summer undergraduate research project supervisor for Eleanor Downing<text:tab/>Jul </text:span><text:span text:style-name="T79">– </text:span><text:span text:style-name="T78">Sept 2022</text:span><text:span text:style-name="T67"><text:line-break/><text:tab/> <text:s/>Institute for Computational Cosmology, Durham University<text:line-break/><text:tab/> <text:s/></text:span><text:span text:style-name="T19">“</text:span><text:span text:style-name="T18">The diverse perturbations affecting dwarf galaxies used as dark <text:line-break/><text:tab/> <text:s/>matter tracers</text:span><text:span text:style-name="T19">”</text:span></text:p>
      <text:p text:style-name="P34"><text:span text:style-name="T39"><text:tab/></text:span><text:span text:style-name="T38">M</text:span><text:span text:style-name="T68">Phys</text:span><text:span text:style-name="T38"> thesis co-supervisor (with A. Fattahi) for Alex Cooke<text:tab/>Oct 2021 </text:span><text:span text:style-name="T40">– </text:span><text:span text:style-name="T68">Apr 2022</text:span><text:span text:style-name="T38"><text:line-break/><text:tab/> <text:s/>Institute for Computational Cosmology, Durham University<text:line-break/><text:tab/> <text:s/></text:span><text:span text:style-name="T10">“</text:span><text:span text:style-name="T17">The lives and deaths of faint satellite galaxies</text:span><text:span text:style-name="T10">”</text:span></text:p>
      <text:p text:style-name="P52"><text:span text:style-name="T193"><text:tab/></text:span><text:span text:style-name="T195">M</text:span><text:span text:style-name="T205">Phys</text:span><text:span text:style-name="T195"> thesis co-supervisor (with C. Frenk) for Richard Brooks<text:tab/>Oct 2021 </text:span><text:span text:style-name="T186">– </text:span><text:span text:style-name="T205">Apr 2022</text:span><text:span text:style-name="T195"><text:line-break/><text:tab/> <text:s/>Institute for Computational Cosmology, Durham University<text:line-break/><text:tab/> <text:s/></text:span><text:span text:style-name="T27">“</text:span><text:span text:style-name="T28">A path to revealing the nature of dark matter by neutral gas</text:span><text:span text:style-name="T27">”</text:span></text:p>
      <text:p text:style-name="P13"><text:span text:style-name="T39"><text:tab/></text:span><text:span text:style-name="T51">PhD thesis co-supervisor (</text:span><text:span text:style-name="T55">with </text:span><text:span text:style-name="T51">R. Massey, C. Frenk</text:span><text:span text:style-name="T55">)</text:span><text:span text:style-name="T51"> for Ellen Sirks<text:tab/>Jan 2020 </text:span><text:span text:style-name="T40">– </text:span><text:span text:style-name="T69">Oct 2022</text:span><text:span text:style-name="T51"><text:line-break/><text:tab/> <text:s/>Institute for Computational Cosmology, Durham University</text:span></text:p>
      <text:p text:style-name="P13"><text:span text:style-name="T51"><text:tab/></text:span><text:span text:style-name="T65">Summer Nuffield Foundation Research Placement Host for Jared Turnbull<text:tab/>Aug 2021<text:line-break/><text:tab/> <text:s/>Institute for Computational Cosmology, Durham University<text:line-break/><text:tab/> <text:s/></text:span><text:span text:style-name="T16">“Visualisations of Simulated Galaxies”</text:span></text:p>
      <text:p text:style-name="P51"><text:span text:style-name="T193"><text:tab/></text:span><text:span text:style-name="T201">M</text:span><text:span text:style-name="T205">Phys</text:span><text:span text:style-name="T188"> thesis co-supervisor (with C. Frenk) for Finn Roper<text:tab/>Jun 2020 </text:span><text:span text:style-name="T186">– </text:span><text:span text:style-name="T195">Apr 2021</text:span><text:span text:style-name="T188"><text:line-break/><text:tab/> <text:s/>Institute for Computational Cosmology, Durham University<text:line-break/></text:span><text:span text:style-name="T26"><text:tab/> <text:s/>“The effect of baryon feedback on simulated dark matter<text:line-break/><text:tab/> <text:s/>distributions”</text:span></text:p>
      <text:p text:style-name="P55"><text:span text:style-name="T193"><text:tab/></text:span><text:span text:style-name="T185">MSc thesis co-supervisor (with M. Verheijen) for Anatolii Zadvornyi<text:tab/>Sept 2019 </text:span><text:span text:style-name="T186">– </text:span><text:span text:style-name="T195">Jul 2021</text:span><text:span text:style-name="T185"><text:line-break/></text:span><text:span text:style-name="T106"><text:tab/> <text:s/>Kapteyn Institute, Rijksuniversiteit Groningen<text:line-break/><text:tab/> <text:s/></text:span><text:span text:style-name="T25">“Star formation suppression, gas consumption and stripping in<text:line-break/><text:tab/> <text:s/>cluster satellites”</text:span></text:p>
      <text:p text:style-name="P12"><text:soft-page-break/><text:span text:style-name="T39"><text:tab/></text:span><text:span text:style-name="T49">MSc thesis co-supervisor (with S. Trager) for Amit Upadhyay<text:tab/>Sept 2018 </text:span><text:span text:style-name="T40">– </text:span><text:span text:style-name="T49">Aug 2020<text:line-break/><text:tab/> <text:s/></text:span><text:span text:style-name="T50">Kapteyn Institute, Rijksuniversiteit Groningen<text:line-break/><text:tab/> <text:s/></text:span><text:span text:style-name="T14">“Star formation histories of Coma Cluster galaxies matched to <text:line-break/><text:tab/> <text:s/>simulated orbits hints at quenching around first pericentre”</text:span></text:p>
      <text:p text:style-name="P50"><text:span text:style-name="T185"><text:tab/>BSc thesis co-supervisor (with M. Verheijen) for Anatolii Zadvornyi<text:tab/>Jan 2019 </text:span><text:span text:style-name="T186">– </text:span><text:span text:style-name="T185">May 2019<text:line-break/><text:tab/> <text:s/></text:span><text:span text:style-name="T187">Kapteyn Astronomical Institute, Rijksuniversiteit Groningen<text:line-break/><text:tab/> <text:s/></text:span><text:span text:style-name="T20">“</text:span><text:span text:style-name="T14">Enviromental </text:span><text:span text:style-name="T15">s</text:span><text:span text:style-name="T14">tar </text:span><text:span text:style-name="T15">f</text:span><text:span text:style-name="T14">ormation </text:span><text:span text:style-name="T15">s</text:span><text:span text:style-name="T14">uppression in </text:span><text:span text:style-name="T15">g</text:span><text:span text:style-name="T14">alaxy </text:span><text:span text:style-name="T15">c</text:span><text:span text:style-name="T14">lusters</text:span><text:span text:style-name="T20">”</text:span></text:p>
      <text:p text:style-name="P57"><text:span text:style-name="T193"><text:tab/></text:span><text:span text:style-name="T185">BSc</text:span><text:span text:style-name="T186"> thesis co-supervisor </text:span><text:span text:style-name="T185">(with J. Navarro, A. Fattahi) </text:span><text:span text:style-name="T186">for James Lan</text:span><text:span text:style-name="T185">e</text:span><text:span text:style-name="T186"><text:tab/>Sept 2016 – </text:span><text:span text:style-name="T192">Apr</text:span><text:span text:style-name="T186"> 2017<text:line-break/></text:span><text:span text:style-name="T107"><text:tab/> <text:s/></text:span><text:span text:style-name="T108">Department of Physics &amp; Astronomy, University of Victoria</text:span><text:span text:style-name="T186"><text:line-break/><text:tab/> <text:s/></text:span><text:span text:style-name="T22">“The mysterious progenitor of the Ophiuchus stream”</text:span></text:p>
      <text:p text:style-name="P38"><text:span text:style-name="T10"><text:tab/></text:span><text:span text:style-name="T49">BSc</text:span><text:span text:style-name="T38"> thesis co-supervisor </text:span><text:span text:style-name="T51">(with J. Navarro) for </text:span><text:span text:style-name="T38">Patrick McManus<text:tab/>Sept 2016 – </text:span><text:span text:style-name="T41">Apr</text:span><text:span text:style-name="T38"> 2017<text:line-break/><text:tab/> <text:s/></text:span><text:span text:style-name="T50">Department of Physics &amp; Astronomy, University of Victoria</text:span><text:span text:style-name="T38"><text:line-break/><text:tab/> <text:s/></text:span><text:span text:style-name="T10">“</text:span><text:span text:style-name="T14">T</text:span><text:span text:style-name="T10">he effect of an impulsive gravitational perturbation on a dark <text:line-break/><text:tab/> <text:s/>matter halo”</text:span></text:p>
      <text:p text:style-name="P110"><text:span text:style-name="T82">Teaching Experience</text:span><text:tab/></text:p>
      <text:p text:style-name="P11"><text:span text:style-name="T11"><text:tab/></text:span><text:span text:style-name="T83">Course development<text:tab/>May – Aug 2015<text:line-break/><text:tab/><text:tab/></text:span><text:span text:style-name="T11">Produced new draft of laboratory manual for </text:span><text:span text:style-name="T13">University of Victoria </text:span><text:span text:style-name="T11">undergraduate<text:line-break/><text:tab/><text:tab/>introductory astronomy course, in use as of Fall 2016. Development of visualization <text:tab/><text:tab/><text:tab/><text:tab/>software for use in same </text:span><text:span text:style-name="T13">c</text:span><text:span text:style-name="T11">ourse.</text:span></text:p>
      <text:p text:style-name="P63"><text:span text:style-name="T22"><text:tab/></text:span><text:span text:style-name="T128">Substitute lecturer<text:line-break/><text:tab/><text:tab/></text:span><text:span text:style-name="T32">Lectures for courses “Introduction to astronomy; Cosmic history” (Feb-Mar 2023, <text:tab/><text:tab/><text:tab/><text:tab/>instructor C. Frenk), “Introduction to galaxies” (Mar 2017, instructor J. Navarro).</text:span></text:p>
      <text:p text:style-name="P56"><text:span text:style-name="T22"><text:tab/></text:span><text:span text:style-name="T104">G</text:span><text:span text:style-name="T103">uest lecturer<text:tab/><text:line-break/></text:span><text:span text:style-name="T23"><text:tab/><text:tab/>Lectures for courses “Representation of time travel in popular culture” (</text:span><text:span text:style-name="T24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9"><text:span text:style-name="T107"><text:tab/>Teaching Assistant</text:span><text:span text:style-name="T118">ships – 1</text:span><text:span text:style-name="T119">1</text:span><text:span text:style-name="T118"> appointments </text:span><text:span text:style-name="T119">totalling 45 months</text:span><text:span text:style-name="T118"><text:tab/>2010 – 20</text:span><text:span text:style-name="T119">22</text:span><text:span text:style-name="T118"><text:line-break/><text:tab/><text:tab/></text:span><text:span text:style-name="T29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0">demonstration and<text:tab/><text:tab/><text:tab/><text:tab/>grading for MSc scientific computing course.</text:span></text:p>
      <text:p text:style-name="P99"/>
      <text:p text:style-name="P114"><text:span text:style-name="T98">Publications</text:span><text:span text:style-name="T94"><text:tab/></text:span></text:p>
      <text:p text:style-name="P62"><text:span text:style-name="T112">I </text:span><text:span text:style-name="T120">am an author of </text:span><text:span text:style-name="T133">5</text:span><text:span text:style-name="T136">2</text:span><text:span text:style-name="T120"> refereed articles (</text:span><text:span text:style-name="T133">4262</text:span><text:span text:style-name="T120"> citations, H=</text:span><text:span text:style-name="T131">3</text:span><text:span text:style-name="T132">1</text:span><text:span text:style-name="T120">), of which </text:span><text:span text:style-name="T121">8</text:span><text:span text:style-name="T120"> as the first author (</text:span><text:span text:style-name="T127">7</text:span><text:span text:style-name="T133">81</text:span><text:span text:style-name="T120"> citations), and a further </text:span><text:span text:style-name="T127">21</text:span><text:span text:style-name="T120"> in which I had a major role. </text:span><text:span text:style-name="T122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2">. </text:span><text:span text:style-name="T123">I have highlighted some of my best work with a ★. </text:span><text:span text:style-name="T124">P</text:span><text:span text:style-name="T125">apers </text:span><text:span text:style-name="T124">led by students under my supervision</text:span><text:span text:style-name="T125"> are marked with a</text:span><text:span text:style-name="T139"> </text:span><text:span text:style-name="T151">†</text:span><text:span text:style-name="T309">.</text:span></text:p>
      <text:p text:style-name="P106">Pre-prints</text:p>
      <text:list xml:id="list3476144637" text:style-name="L1">
        <text:list-item>
          <text:p text:style-name="P142"><text:span text:style-name="T164">O</text:span><text:span text:style-name="T161">man</text:span><text:span text:style-name="T165"> and Riley (2024). </text:span><text:span text:style-name="T176">An overlooked source of uncertainty in the mass of the Milky Way.</text:span><text:span text:style-name="T165"> MNRAS Letters, submitted.</text:span></text:p>
        </text:list-item>
        <text:list-item>
          <text:p text:style-name="P138"><text:span text:style-name="T167">B</text:span><text:span text:style-name="T165">rown, Fattahi, McCarthy, Font, </text:span><text:span text:style-name="T161">Oman</text:span><text:span text:style-name="T165"> and Riley (2024). </text:span><text:span text:style-name="T176">ARTEMIS emulator: exploring the effect of cosmology and galaxy formation physics on Milky Way-mass haloes and their satellites</text:span><text:span text:style-name="T165">. MNRAS, submitted. </text:span><text:span text:style-name="T168">[arxiv:2403.11692]</text:span></text:p>
        </text:list-item>
        <text:list-item>
          <text:p text:style-name="P139"><text:span text:style-name="T167">M</text:span><text:span text:style-name="T165">accagni, de Blok, Mancera Pi</text:span><text:span text:style-name="T263">ñ</text:span><text:span text:style-name="T262">a, Ragusa, Iodice, Spavone, McGaugh, </text:span><text:span text:style-name="T247">Oman</text:span><text:span text:style-name="T262">, Oosterloo, Koribalski, Adams, Amram, Bosma, Bigiel, Brinks, Chemin, Combes, Gibson, Healy, Holwerda, J</text:span><text:span text:style-name="T165">ó</text:span><text:span text:style-name="T262">zsa, Kamphuis, Kleiner, Kurapati, Marasco, Spekkens, Veronese, Walter, Zabel and Zijlstra (2024). </text:span><text:span text:style-name="T279">MHONGOOSE discovery of a gas-rich low-surface brightness galaxy in the Dorado Group</text:span><text:span text:style-name="T262">. A&amp;A, submitted.</text:span></text:p>
        </text:list-item>
        <text:list-item>
          <text:p text:style-name="P140"><text:span text:style-name="T164">O</text:span><text:span text:style-name="T161">man</text:span><text:span text:style-name="T165">, Frenk, Crain, Lovell and Pfeffer (2024). </text:span><text:span text:style-name="T176">A warm dark matter cosmogony may yield more low-mass galaxy detections in 21-cm surveys than a cold dark matter one.</text:span><text:span text:style-name="T165"> MNRAS, submitted. </text:span><text:span text:style-name="T166">[arxiv:2401.11878]</text:span></text:p>
        </text:list-item>
        <text:list-item>
          <text:p text:style-name="P143"><text:span text:style-name="T151">Sirks, Harvey, Massey, </text:span><text:span text:style-name="T164">Oman</text:span><text:span text:style-name="T151">, Robertson, Frenk, Everett, Gill and McCleary (2023). </text:span><text:span text:style-name="T175">Hydrodynamical simulations of merging galaxy clusters: giant dark matter particle colliders, powered by gravity</text:span><text:span text:style-name="T151">. MNRAS, submitted.</text:span></text:p>
        </text:list-item>
        <text:list-item>
          <text:p text:style-name="P144"><text:span text:style-name="T151">J</text:span><text:span text:style-name="T147">ones, Sand, Karunakaran, Spekkens, </text:span><text:span text:style-name="T161">Oman</text:span><text:span text:style-name="T147">, Bennet, Besla, Crnojević, Cuillandre, Fielder, Gwyn and Mutlu-Pakdil (2023). </text:span><text:span text:style-name="T172">Gas and star formation in satellites of Milky Way analogs.</text:span><text:span text:style-name="T147"> ApJ, </text:span><text:span text:style-name="T158">accepted</text:span><text:span text:style-name="T147">. </text:span><text:span text:style-name="T157">[arxiv:2311.02152]</text:span></text:p>
        </text:list-item>
        <text:list-item>
          <text:p text:style-name="P145"><text:span text:style-name="T151">A</text:span><text:span text:style-name="T147">mvrosiadis, Lange, Nightingale, He, Frenk, </text:span><text:span text:style-name="T161">Oman</text:span><text:span text:style-name="T147">, Smail, Swinbank, Fragkoudi, Gadotti, Cole, Borsato, Robertson, Massey, Cao and Li (2023). </text:span><text:span text:style-name="T172">The onset of bar formation in a massive galaxy at z~3.8.</text:span><text:span text:style-name="T147"> MNRAS, submitted. </text:span><text:span text:style-name="T159">[arxiv:2404.01918]</text:span></text:p>
        </text:list-item>
      </text:list>
      <text:p text:style-name="P107">Refereed publications in primary journals</text:p>
      <text:list xml:id="list125106553572425" text:continue-numbering="true" text:style-name="L1">
        <text:list-item>
          <text:p text:style-name="P141"><text:span text:style-name="T167">De Blok, Healy, Maccagni, Pisano, Bosma, English, Jarrett, Marasco, Meurer, Veronese, Bigiel, Chemin, Fraternali, Holwerfa, Kamphuis, K</text:span><text:span text:style-name="T265">löckner, Kleiner, Leroy, Mogotsi, </text:span><text:span text:style-name="T249">Oman</text:span><text:span text:style-name="T265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80">MHONGOOSE – A MeerKAT Nearby Galaxy H</text:span><text:span text:style-name="T318">i</text:span><text:span text:style-name="T280"> Survey.</text:span><text:span text:style-name="T265"> A&amp;A, </text:span><text:span text:style-name="T264">accepted</text:span><text:span text:style-name="T265">.</text:span></text:p>
        </text:list-item>
      </text:list>
      <text:p text:style-name="P149"><text:span text:style-name="T151"/></text:p>
      <text:list xml:id="list125106591726703" text:continue-numbering="true" text:style-name="L1">
        <text:list-item>
          <text:p text:style-name="P147"><text:span text:style-name="T151">P</text:span><text:span text:style-name="T147">uglisi, Dudzevičiūtė, Swinbank, Gillman, Tiley, Cirasuolo, Cortese, Glazebrook, Harrison, Ibar, Molina, Obreschkow, </text:span><text:span text:style-name="T161">Oman</text:span><text:span text:style-name="T147">, Schaller, Shankar and Sharples (2023). </text:span><text:span text:style-name="T172">KURVS: The outer rotation curve shapes and dark matter fractions of z~1.5 star-forming galaxies.</text:span><text:span text:style-name="T147"> MNRAS </text:span><text:span text:style-name="T156">524: 2814</text:span><text:span text:style-name="T147">. </text:span><text:span text:style-name="T155">[arxiv:2305.04382]</text:span></text:p>
        </text:list-item>
        <text:list-item>
          <text:p text:style-name="P146"><text:span text:style-name="T151">† </text:span><text:span text:style-name="T152">Brooks, </text:span><text:span text:style-name="T163">Oman</text:span><text:span text:style-name="T152"> and Frenk (2022). </text:span><text:span text:style-name="T174">The North-South asymmetry of the ALFALFA HI velocity width function</text:span><text:span text:style-name="T152">. MNRAS </text:span><text:span text:style-name="T155">522: 4043</text:span><text:span text:style-name="T152">. [arxiv:2211.08092]</text:span></text:p>
        </text:list-item>
        <text:list-item>
          <text:p text:style-name="P148"><text:span text:style-name="T151">† </text:span><text:span text:style-name="T147">Downing and </text:span><text:span text:style-name="T161">Oman</text:span><text:span text:style-name="T147"> (2023). </text:span><text:span text:style-name="T172">The many reasons that the rotation curves of low-mass galaxies can fail as tracers of their matter distributions.</text:span><text:span text:style-name="T147"> MNRAS </text:span><text:span text:style-name="T155">522: 3318</text:span><text:span text:style-name="T147">. [arxiv:2301.05242]</text:span></text:p>
        </text:list-item>
        <text:list-item>
          <text:p text:style-name="P148"><text:span text:style-name="T151">R</text:span><text:span text:style-name="T152">eeves, Hudson and </text:span><text:span text:style-name="T163">Oman</text:span><text:span text:style-name="T152"> (2022). </text:span><text:span text:style-name="T174">Constraining satellite quenching timescales in galaxy clusters by forward-modelling stellar ages and quiescent fractions in projected phase space.</text:span><text:span text:style-name="T152"> MNRAS </text:span><text:span text:style-name="T155">522: 1779</text:span><text:span text:style-name="T152">. [arxiv:2211.09145]</text:span></text:p>
        </text:list-item>
        <text:list-item>
          <text:p text:style-name="P150"><text:span text:style-name="T151">† </text:span><text:span text:style-name="T259">Roper, </text:span><text:span text:style-name="T249">Oman</text:span><text:span text:style-name="T259">, Frenk, Ben</text:span><text:span text:style-name="T151">ítez-Llambay, Navarro and Santos-Santos (2022). </text:span><text:span text:style-name="T175">The diversity of rotation curves of simulated galaxies with cusps and cores</text:span><text:span text:style-name="T151">. MNRAS</text:span><text:span text:style-name="T154"> </text:span><text:span text:style-name="T155">521: 1316</text:span><text:span text:style-name="T151">. [arxiv:2203.16652]</text:span></text:p>
        </text:list-item>
        <text:list-item>
          <text:p text:style-name="P150"><text:span text:style-name="T14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2">Oman</text:span><text:span text:style-name="T14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3">(2022)</text:span><text:span text:style-name="T148">. </text:span><text:span text:style-name="T173">The Astropy project: Sustaining and growing a community-oriented open-source project and the latest major release (v5.0) of the core package.</text:span><text:span text:style-name="T148"> ApJ </text:span><text:span text:style-name="T152">935: 167</text:span><text:span text:style-name="T148">. </text:span><text:span text:style-name="T149">[arxiv:</text:span><text:span text:style-name="T150">2206.14220</text:span><text:span text:style-name="T149">]</text:span></text:p>
        </text:list-item>
        <text:list-item>
          <text:p text:style-name="P151"><text:span text:style-name="T257">Bilimogga, </text:span><text:span text:style-name="T248">Oman</text:span><text:span text:style-name="T257">, Verheijen and van der Hulst (2021). </text:span><text:span text:style-name="T277">Using EAGLE simulations to study the effect of observational constraints on determination of HI asymmetries in galaxies</text:span><text:span text:style-name="T257">. MNRAS </text:span><text:span text:style-name="T258">513: 5310</text:span><text:span text:style-name="T257">. [arxiv:2205.00675]</text:span></text:p>
        </text:list-item>
        <text:list-item>
          <text:p text:style-name="P152"><text:span text:style-name="T253">Mancera</text:span><text:span text:style-name="T251">-Piña</text:span><text:span text:style-name="T255">, </text:span><text:span text:style-name="T253">Fraternali, Oosterloo, Adams, </text:span><text:span text:style-name="T245">Oman</text:span><text:span text:style-name="T253"> and Leisman (202</text:span><text:span text:style-name="T256">2</text:span><text:span text:style-name="T253">). </text:span><text:span text:style-name="T273">No need for dark matter: resolved kinematics of the ultra-diffuse galaxy AGC 114905.</text:span><text:span text:style-name="T253"> MNRAS</text:span><text:span text:style-name="T254"> 512: 3230</text:span><text:span text:style-name="T253">. [arxiv:</text:span><text:span text:style-name="T256">2112.00017</text:span><text:span text:style-name="T253">]</text:span></text:p>
        </text:list-item>
        <text:list-item>
          <text:p text:style-name="P152"><text:span text:style-name="T148">† </text:span><text:span text:style-name="T253">Sirks, </text:span><text:span text:style-name="T245">Oman</text:span><text:span text:style-name="T253">, Robertson, Massey and Frenk (2021). </text:span><text:span text:style-name="T273">The effects of self-interacting dark matter on the stripping of galaxies that fall into clusters</text:span><text:span text:style-name="T253">. MNRAS </text:span><text:span text:style-name="T254">511: 5927</text:span><text:span text:style-name="T253">. [arxiv:2109.03257]</text:span></text:p>
        </text:list-item>
        <text:list-item>
          <text:p text:style-name="P153"><text:span text:style-name="T294">Oman</text:span><text:span text:style-name="T286"> (202</text:span><text:span text:style-name="T289">2</text:span><text:span text:style-name="T286">). </text:span><text:span text:style-name="T268">The ALFALFA </text:span><text:span text:style-name="T269">HI</text:span><text:span text:style-name="T268"> velocity width function.</text:span><text:span text:style-name="T286"> MNRAS </text:span><text:span text:style-name="T288">509:</text:span><text:span text:style-name="T286"> </text:span><text:span text:style-name="T288">3268</text:span><text:span text:style-name="T286">. [arxiv:2108.08856]</text:span></text:p>
        </text:list-item>
        <text:list-item>
          <text:p text:style-name="P153"><text:soft-page-break/><text:span text:style-name="T282">K</text:span><text:span text:style-name="T281">arunakaran, Spekkens, </text:span><text:span text:style-name="T291">Oman</text:span><text:span text:style-name="T281">, Simpson, Fattahi, Sand, Bennet, Crnojevi</text:span><text:span text:style-name="T170">ć</text:span><text:span text:style-name="T281">, Frenk, G</text:span><text:span text:style-name="T170">ó</text:span><text:span text:style-name="T281">mez, Grand, Jones, Marinacci, Mutlu-Pakdil, Navarro </text:span><text:span text:style-name="T285">and</text:span><text:span text:style-name="T281"> Zaritsky (2021). </text:span><text:span text:style-name="T266">Satellites around Milky Way analogs: Tension in the number and fraction of quiescent satellites seen in observations versus simulations.</text:span><text:span text:style-name="T281"> ApJ </text:span><text:span text:style-name="T287">916: 19</text:span><text:span text:style-name="T281">. [arxiv:2105.09321]</text:span></text:p>
        </text:list-item>
        <text:list-item>
          <text:p text:style-name="P154"><text:span text:style-name="T307">† </text:span><text:span text:style-name="T281">Upadhyay, </text:span><text:span text:style-name="T291">Oman</text:span><text:span text:style-name="T281"> </text:span><text:span text:style-name="T285">and</text:span><text:span text:style-name="T293"> </text:span><text:span text:style-name="T281">Trager (2021). </text:span><text:span text:style-name="T266">Star formation histories of Coma Cluster galaxies matched to simulated orbits hint at quenching around first pericenter.</text:span><text:span text:style-name="T281"> A&amp;A </text:span><text:span text:style-name="T287">652: A16</text:span><text:span text:style-name="T281">. [arxiv:2104.04388]</text:span></text:p>
        </text:list-item>
        <text:list-item>
          <text:p text:style-name="P154"><text:span text:style-name="T282">Brouwer, </text:span><text:span text:style-name="T292">Oman</text:span><text:span text:style-name="T282">, </text:span><text:span text:style-name="T283">Valentijn, Bilicki, Heymans, Hoekstra, Napolitano, Roy, Tortora, Wright, Asgari, van den Busch, Dvornik, Erben, Giblin, Graham, Hildebrandt, Hopkins, Kannawadi, Kuijken, Liske, Shan, Tr</text:span><text:span text:style-name="T171">ö</text:span><text:span text:style-name="T283">ster and Visser (202</text:span><text:span text:style-name="T284">1</text:span><text:span text:style-name="T283">). </text:span><text:span text:style-name="T267">The weak lensing radial acceleration relation: Constraining modified gravity and cold dark matter theories with KiDS-1000.</text:span><text:span text:style-name="T283"> A&amp;A </text:span><text:span text:style-name="T284">650: A113</text:span><text:span text:style-name="T283">. </text:span><text:span text:style-name="T284">[arxiv:2106.11677]</text:span></text:p>
        </text:list-item>
        <text:list-item>
          <text:p text:style-name="P155"><text:span text:style-name="T236">B</text:span><text:span text:style-name="T233">oard, Bozorgnia, Strigari, Grand, Fattahi, Frenk, Marinacci, Navarro and </text:span><text:span text:style-name="T241">Oman</text:span><text:span text:style-name="T233"> (2021). </text:span><text:span text:style-name="T271">Velocity-dependent J-factors for annihilation radiation from cosmological simulations.</text:span><text:span text:style-name="T233"> JCAP 2021-04: 70. </text:span><text:span text:style-name="T237">[arxiv:</text:span><text:span text:style-name="T233">2101.06284</text:span><text:span text:style-name="T237">]</text:span></text:p>
        </text:list-item>
        <text:list-item>
          <text:p text:style-name="P155"><text:span text:style-name="T242">★ Oman</text:span><text:span text:style-name="T238">, Bahé, Healy, Hess, Hudson and Verheijen (2021). </text:span><text:span text:style-name="T274">A homogeneous measurement of the delay between the onsets of gas stripping and star formation quenching in satellite galaxies of groups and clusters.</text:span><text:span text:style-name="T238"> MNRAS </text:span><text:span text:style-name="T239">501: 5073</text:span><text:span text:style-name="T238">. [arxiv:2009.00667]</text:span></text:p>
        </text:list-item>
        <text:list-item>
          <text:p text:style-name="P155"><text:span text:style-name="T238">Deason, </text:span><text:span text:style-name="T242">Oman</text:span><text:span text:style-name="T238">, Fattahi, Schaller, Jauzac, Zhang, Montes, Bahé, Dalla Vecchia, Kay and Evans (2020). </text:span><text:span text:style-name="T274">Stellar splashback: </text:span><text:span text:style-name="T275">t</text:span><text:span text:style-name="T274">he edge of the intracluster light.</text:span><text:span text:style-name="T238"> MNRAS 500: 4181. [arxiv:2010.02937]</text:span></text:p>
        </text:list-item>
        <text:list-item>
          <text:p text:style-name="P155"><text:span text:style-name="T235">Genina, Read, Frenk, Cole, Benítez-Llambay, Ludlow, Navarro, </text:span><text:span text:style-name="T243">Oman</text:span><text:span text:style-name="T235"> and Robertson (2020). </text:span><text:span text:style-name="T272">To beta or not to beta: can higher-order Jeans analysis break the mass-anisotropy degeneracy in simulated dwarfs?</text:span><text:span text:style-name="T235"> MNRAS </text:span><text:span text:style-name="T238">498: 144</text:span><text:span text:style-name="T235">. [arxiv:1911.09124]</text:span></text:p>
        </text:list-item>
        <text:list-item>
          <text:p text:style-name="P155"><text:span text:style-name="T235">Deason, Fattahi, Frenk, Grand, </text:span><text:span text:style-name="T243">Oman</text:span><text:span text:style-name="T235">, Garrison-Kimmel, Simpson and Navarro (2020). </text:span><text:span text:style-name="T272">The edge of the Galaxy.</text:span><text:span text:style-name="T235"> MNRAS 496: 3929. [arxiv:2002.09497]</text:span></text:p>
        </text:list-item>
        <text:list-item>
          <text:p text:style-name="P155"><text:span text:style-name="T235">Mancera-Piña, Fraternali, </text:span><text:span text:style-name="T243">Oman</text:span><text:span text:style-name="T235">, Adams, Bacchini, Marasco, Oosterloo, Pezzulli, Posti, Leisman, Cannon, di Teodoro, Gault, Haynes, Reiter, Rhode, Salzer and Smith (2020). </text:span><text:span text:style-name="T272">Robust HI kinematics of gas-rich ultra-diffuse galaxies: hints of a weak-feedback formation scenario.</text:span><text:span text:style-name="T235"> MNRAS 495: 3636. [arxiv:2004.14392]</text:span></text:p>
        </text:list-item>
        <text:list-item>
          <text:p text:style-name="P155"><text:span text:style-name="T235">Marasco, Posti, </text:span><text:span text:style-name="T243">Oman</text:span><text:span text:style-name="T235">, Famaey, Cresci and Fraternali (2020). </text:span><text:span text:style-name="T272">Massive disc galaxies in cosmological hydrodynamical simulations are too dark matter-dominated.</text:span><text:span text:style-name="T235"> A&amp;A, 883: L33. [arxiv:2005.01724]</text:span></text:p>
        </text:list-item>
        <text:list-item>
          <text:p text:style-name="P157"><text:span text:style-name="T235">★ Santos-Santos, Navarro, Robertson, Benítez-Llambay, </text:span><text:span text:style-name="T243">Oman</text:span><text:span text:style-name="T235">, Lovell, Frenk, Ludlow, Fattahi and Ritz (2020). </text:span><text:span text:style-name="T272">Baryonic clues to the puzzling diversity of dwarf galaxy rotation curves.</text:span><text:span text:style-name="T235"> MNRAS 495: 58. [arxiv:1911.09116]</text:span></text:p>
        </text:list-item>
        <text:list-item>
          <text:p text:style-name="P157"><text:span text:style-name="T235">Cautun, Benítez-Llambay, Deason, Frenk, Fattahi, Gómez, Grand, </text:span><text:span text:style-name="T243">Oman</text:span><text:span text:style-name="T235">, Navarro and Simpson (2020). </text:span><text:span text:style-name="T272">The Milky Way total mass profile as inferred fr</text:span><text:span text:style-name="T276">o</text:span><text:span text:style-name="T272">m Gaia DR2.</text:span><text:span text:style-name="T235"> MNRAS 494: 4291. [arxiv:1911.04557]</text:span></text:p>
        </text:list-item>
        <text:list-item>
          <text:p text:style-name="P155"><text:span text:style-name="T235">Richings, Frenk, Jenkins, Robertson, Fattahi, Grand, Navarro, Pakmor, Gómez, Marinacci and </text:span><text:soft-page-break/><text:span text:style-name="T243">Oman</text:span><text:span text:style-name="T235"> (2020). </text:span><text:span text:style-name="T272">Subhalo destruction in the APOSTLE and Auriga simulations.</text:span><text:span text:style-name="T235"> MNRAS 492: 5780. [arxiv:1811.12437]</text:span></text:p>
        </text:list-item>
      </text:list>
      <text:p text:style-name="P126"/>
      <text:list xml:id="list125106215762219" text:continue-numbering="true" text:style-name="L1">
        <text:list-item>
          <text:p text:style-name="P156"><text:span text:style-name="T308">† </text:span><text:span text:style-name="T235">Lane, Navarro, Fattahi, </text:span><text:span text:style-name="T243">Oman</text:span><text:span text:style-name="T235"> and Bovy (2020). </text:span><text:span text:style-name="T272">The Ophiuchus stream progenitor: a new type of globular cluster and its possible Sagittarius connection.</text:span><text:span text:style-name="T235"> MNRAS 492: 4164. [arxiv:1905.12633</text:span><text:span text:style-name="T234">]</text:span></text:p>
        </text:list-item>
        <text:list-item>
          <text:p text:style-name="P155"><text:span text:style-name="T235">Chauhan, Lagos, Obreschkow, Power, </text:span><text:span text:style-name="T243">Oman</text:span><text:span text:style-name="T235"> and Elahi (2019). </text:span><text:span text:style-name="T272">The HI velocity function: a test of cosmology or baryon physics?</text:span><text:span text:style-name="T235"> MNRAS 488: 5898. [arxiv:1906.06130</text:span><text:span text:style-name="T234">]</text:span></text:p>
        </text:list-item>
        <text:list-item>
          <text:p text:style-name="P155"><text:span text:style-name="T235">Genina, Frenk, Benítez-Llambay, Cole, Navarro, </text:span><text:span text:style-name="T243">Oman</text:span><text:span text:style-name="T235"> and Fattahi (2019). </text:span><text:span text:style-name="T272">The distinct stellar metallicity populations of simulated Local Group dwarfs.</text:span><text:span text:style-name="T235"> MNRAS 488: 2312. [arxiv:1812.04839]</text:span></text:p>
        </text:list-item>
        <text:list-item>
          <text:p text:style-name="P155"><text:span text:style-name="T235">Bose, Frenk, Jenkins, Fattahi, Gomez, Grand, Marinacci, Navarro, </text:span><text:span text:style-name="T243">Oman</text:span><text:span text:style-name="T235">, Pakmor, Schaye, Simpson and Springel (2019). </text:span><text:span text:style-name="T272">No cores in dark matter-dominated dwarf galaxies with bursty star formation histories.</text:span><text:span text:style-name="T235"> MNRAS, 486: 4790. [arxiv:1810.03635]</text:span></text:p>
        </text:list-item>
        <text:list-item>
          <text:p text:style-name="P155"><text:span text:style-name="T235">Owers, Hudson, </text:span><text:span text:style-name="T243">Oman</text:span><text:span text:style-name="T235">, Bland-Hawthron, Brough, Bryant, Cortese, Couch, Croom, van de Sande, Federrath, Groves, Hopkins, Lawrence, Lorente, McDermid, Medling, Richards, Scott, Taranu, Welker and Yi (2019). </text:span><text:span text:style-name="T272">The SAMI Galaxy Survey: Quenching of star formation in clusters I. Transition galaxies.</text:span><text:span text:style-name="T235"> ApJ 873: 52. [arxiv:1901.08185]</text:span></text:p>
        </text:list-item>
        <text:list-item>
          <text:p text:style-name="P155"><text:span text:style-name="T243">★ Oman</text:span><text:span text:style-name="T235">, Marasco, Navarro, Frenk, Schaye and Benítez-Llambay (2019). </text:span><text:span text:style-name="T272">Non-circular motions and the diversity of dwarf galaxy rotation curves.</text:span><text:span text:style-name="T235"> MNRAS 482: 821. [arxiv:1706.07478]</text:span></text:p>
        </text:list-item>
        <text:list-item>
          <text:p text:style-name="P155"><text:span text:style-name="T235">Digby, Navarro, Fattahi, Simpson, </text:span><text:span text:style-name="T243">Oman</text:span><text:span text:style-name="T235">, Gomez, Frenk, Grand and Pakmor (2018). </text:span><text:span text:style-name="T272">The star formation histories of dwarf galaxies in Local Group cosmological simulations.</text:span><text:span text:style-name="T235"> MNRAS 485: 5423. [arxiv:1812.04839]</text:span></text:p>
        </text:list-item>
        <text:list-item>
          <text:p text:style-name="P155"><text:span text:style-name="T235">Mancera-Piña, Fraternali, Adams, Marasco, Oosterloo, </text:span><text:span text:style-name="T243">Oman</text:span><text:span text:style-name="T235">, Leisman, di Teodoro, Posti, Battipaglia, Cannon, Gault, Haynes, Janowiecki, McAllan, Pagel, Reiter, Rhode, Salzer and Smith (2019). </text:span><text:span text:style-name="T272">Off the baryonic Tully-Fisher relation: a population of baryon-dominated ultra-diffuse galaxies.</text:span><text:span text:style-name="T235"> ApJL 883: 33. [arxiv:1909.01363]</text:span></text:p>
        </text:list-item>
        <text:list-item>
          <text:p text:style-name="P155"><text:span text:style-name="T235">Fattahi, Navarro, Frenk, </text:span><text:span text:style-name="T243">Oman</text:span><text:span text:style-name="T235">, Sawala and Schaller (2018). </text:span><text:span text:style-name="T272">Tidal stripping and the structure of dwarf galaxies in the Local Group.</text:span><text:span text:style-name="T235"> MNRAS 476: 3816. [arxiv:1707.03898]</text:span></text:p>
        </text:list-item>
        <text:list-item>
          <text:p text:style-name="P128"><text:span text:style-name="T251">N</text:span><text:span text:style-name="T252">a</text:span><text:span text:style-name="T251">varro, Yozin, Loewen, Benítez-Llambay, Fattahi, Frenk, </text:span><text:span text:style-name="T244">Oman</text:span><text:span text:style-name="T251">, Schaye and Theuns (2018). </text:span><text:span text:style-name="T272">The innate origin of radial and vertical gradients in a simulated galaxy disc.</text:span><text:span text:style-name="T251"> MNRAS 476: 3648. [arxiv:1709.01040]</text:span></text:p>
        </text:list-item>
        <text:list-item>
          <text:p text:style-name="P128"><text:span text:style-name="T251">Marasco, </text:span><text:span text:style-name="T244">Oman</text:span><text:span text:style-name="T251">, Navarro, Frenk and Oosterloo (2018). </text:span><text:span text:style-name="T272">Bars in dark-matter-dominated dwarf galaxy discs.</text:span><text:span text:style-name="T251"> MNRAS 476: 2168. [arxiv:1711.09914]</text:span></text:p>
        </text:list-item>
        <text:list-item>
          <text:p text:style-name="P128"><text:span text:style-name="T251">Genina, <text:s/>Benítez-Llambay, Frenk, Cole, Fattahi, Navarro, </text:span><text:span text:style-name="T244">Oman</text:span><text:span text:style-name="T251">, Sawala and Theuns (2018). </text:span><text:span text:style-name="T272">The core-cusp problem: a matter of perspective.</text:span><text:span text:style-name="T251"> MNRAS 474: 1398. [arxiv:1707.06303]</text:span></text:p>
        </text:list-item>
        <text:list-item>
          <text:p text:style-name="P128"><text:span text:style-name="T251">Navarro, Benítez-Llambay, Fattahi, Frenk, Ludlow, </text:span><text:span text:style-name="T244">Oman</text:span><text:span text:style-name="T251">, Schaller and Theuns (2017). </text:span><text:span text:style-name="T272">The origin of the mass discrepancy-acceleration relation in ΛCDM.</text:span><text:span text:style-name="T251"> MNRAS 471: 1841. [arxiv:1612.06329]</text:span></text:p>
        </text:list-item>
        <text:list-item>
          <text:p text:style-name="P128"><text:span text:style-name="T251">Campbell, Frenk, Jenkins, Eke, Navarro, Sawala, Schaller, Fattahi, </text:span><text:span text:style-name="T244">Oman</text:span><text:span text:style-name="T251"> and Theuns (2017). </text:span><text:span text:style-name="T272">Knowing the unknowns: uncertainties in simple estimators of dynamical masses.</text:span><text:span text:style-name="T251"> MNRAS 469: 2335. [arxiv:1603.04443]</text:span></text:p>
        </text:list-item>
      </text:list>
      <text:p text:style-name="P125"/>
      <text:list xml:id="list125105845065341" text:continue-numbering="true" text:style-name="L1">
        <text:list-item>
          <text:p text:style-name="P129"><text:span text:style-name="T251">Wang, Fattahi, Cooper, Sawala, Strigari, Frenk, Navarro, </text:span><text:span text:style-name="T244">Oman</text:span><text:span text:style-name="T251"> and Schaller (2017). </text:span><text:span text:style-name="T272">Tidal features of classical Milky Way satellites in a Λ cold dark matter universe.</text:span><text:span text:style-name="T251"> MNRAS 468: 4887. [arxiv:1611.00778]</text:span></text:p>
        </text:list-item>
        <text:list-item>
          <text:p text:style-name="P128"><text:span text:style-name="T251">Sawala, Pihajoki, Johansson, Frenk, Navarro, </text:span><text:span text:style-name="T244">Oman</text:span><text:span text:style-name="T251"> and White (2017). </text:span><text:span text:style-name="T272">Shaken and stirred: The Milky Way's dark substructures.</text:span><text:span text:style-name="T251"> MNRAS 467: 4383. [arxiv:1609.01718]</text:span></text:p>
        </text:list-item>
        <text:list-item>
          <text:p text:style-name="P130"><text:span text:style-name="T251">Ludlow, Benítez-Llambay, Schaller, Theuns, Frenk, Bower, Schaye, Crain, Navarro, Fattahi and </text:span><text:span text:style-name="T244">Oman</text:span><text:span text:style-name="T251"> (2017). </text:span><text:span text:style-name="T272">The Mass-discrepancy acceleration relation: a natural outcome of galaxy formation in CDM halos.</text:span><text:span text:style-name="T251"> Phys Rev Lett 118: 161103. [arxiv:1610.07663]</text:span></text:p>
        </text:list-item>
        <text:list-item>
          <text:p text:style-name="P130"><text:span text:style-name="T251">Benítez-Llambay, Navarro, Frenk, Sawala, </text:span><text:span text:style-name="T244">Oman</text:span><text:span text:style-name="T251">, Fattahi, Schaller, Schaye, Crain and Theuns (2017). </text:span><text:span text:style-name="T272">The properties of “dark” LCDM haloes in the Local Group.</text:span><text:span text:style-name="T251"> MNRAS 465: 3913. [arxiv:1609.01301]</text:span></text:p>
        </text:list-item>
        <text:list-item>
          <text:p text:style-name="P128"><text:span text:style-name="T251">Starkenburg, </text:span><text:span text:style-name="T244">Oman</text:span><text:span text:style-name="T251">, Navarro, Crain, Fattahi, Frenk, Sawala and Schaye (2017). </text:span><text:span text:style-name="T272">The oldest and most pristine stars in the APOSTLE Local Group simulations.</text:span><text:span text:style-name="T251"> MNRAS 465: 2212. [arxiv:1609.05214]</text:span></text:p>
        </text:list-item>
        <text:list-item>
          <text:p text:style-name="P128"><text:span text:style-name="T251">Sales, Navarro, </text:span><text:span text:style-name="T244">Oman</text:span><text:span text:style-name="T251">, Fattahi, Ferrero, Abadi, Bower, Crain, Frenk, Sawala, Schaller, Schaye, Theuns and White (2016). </text:span><text:span text:style-name="T272">The low-mass end of the baryonic Tully-Fisher relation.</text:span><text:span text:style-name="T251"> MNRAS 464: 2419. [arxiv:1602.02155]</text:span></text:p>
        </text:list-item>
        <text:list-item>
          <text:p text:style-name="P128"><text:span text:style-name="T244">Oman</text:span><text:span text:style-name="T251"> and Hudson (2016). </text:span><text:span text:style-name="T272">Satellite quenching timescales in clusters from projected phase space measurements matched to simulated orbits.</text:span><text:span text:style-name="T251"> MNRAS, 463: 3083. [arxiv:1607.07934]</text:span></text:p>
        </text:list-item>
        <text:list-item>
          <text:p text:style-name="P128"><text:span text:style-name="T251">Schaller, Frenk, Fattahi, Navarro, </text:span><text:span text:style-name="T244">Oman</text:span><text:span text:style-name="T251"> and Sawala (2016). </text:span><text:span text:style-name="T272">The low abundance and insignificance of dark discs in simulated Milky Way galaxies.</text:span><text:span text:style-name="T251"> MNRAS 461: L56. [arxiv:1605.02770]</text:span></text:p>
        </text:list-item>
        <text:list-item>
          <text:p text:style-name="P128"><text:span text:style-name="T244">Oman</text:span><text:span text:style-name="T251">, Navarro, Sales, Fattahi, Frenk, Sawala, Schaller and White (2016). </text:span><text:span text:style-name="T272">Missing dark matter in dwarf galaxies?</text:span><text:span text:style-name="T251"> MNRAS 460: 3610. [arxiv:1601.01026]</text:span></text:p>
        </text:list-item>
        <text:list-item>
          <text:p text:style-name="P128"><text:span text:style-name="T251">Sawala, Frenk, Fattahi, Navarro, Bower, Crain, Dalla Vecchia, Furlong, Helly, Jenkins, </text:span><text:span text:style-name="T244">Oman</text:span><text:span text:style-name="T251">, Schaller, Schaye, Theuns, Trayford and White (2016). </text:span><text:span text:style-name="T272">The APOSTLE simulations: solutions to the Local Group's cosmic puzzles.</text:span><text:span text:style-name="T251"> MNRAS 457: 1931. [arxiv:1511.01098]</text:span></text:p>
        </text:list-item>
        <text:list-item>
          <text:p text:style-name="P128"><text:span text:style-name="T251">Fattahi, Navarro, Sawala, Frenk, </text:span><text:span text:style-name="T244">Oman</text:span><text:span text:style-name="T251">, Crain, Furlong, Schaller, Schaye, Theuns and Jenkins (2016). </text:span><text:span text:style-name="T272">The APOSTLE project: Local Group kinematic mass constraints and simulation candidate selection.</text:span><text:span text:style-name="T251"> MNRAS 457: 844. [arxiv:1507.03643]</text:span></text:p>
        </text:list-item>
        <text:list-item>
          <text:p text:style-name="P128"><text:span text:style-name="T244">★ Oman</text:span><text:span text:style-name="T251">, Navarro, Fattahi, Frenk, Sawala, White, Bower, Crain, Furlong, Schaller, Schaye and Theuns (2015). </text:span><text:span text:style-name="T272">The unexpected diversity of dwarf galaxy rotation curves.</text:span><text:span text:style-name="T251"> MNRAS. 452: 3650. [arxiv:1504.01437]</text:span></text:p>
        </text:list-item>
        <text:list-item>
          <text:p text:style-name="P131"><text:span text:style-name="T251">Taranu, Hudson, Balogh, Smith, Power, </text:span><text:span text:style-name="T244">Oman</text:span><text:span text:style-name="T251">, Krane (2014). </text:span><text:span text:style-name="T272">Quenching star formation in cluster galaxies.</text:span><text:span text:style-name="T251"> MNRAS 440: 1934. [arxiv:1211.3411]</text:span></text:p>
        </text:list-item>
        <text:list-item>
          <text:p text:style-name="P131"><text:span text:style-name="T244">Oman</text:span><text:span text:style-name="T251">, Hudson and Behroozi (2013). </text:span><text:span text:style-name="T272">Disentangling satellite galaxy populations using orbit tracking in simulations.</text:span><text:span text:style-name="T251"> MNRAS 431: 2307. [arxiv:1301.6757]</text:span></text:p>
        </text:list-item>
      </text:list>
      <text:p text:style-name="P101"><text:span text:style-name="T235">O</text:span><text:span text:style-name="T233">ther refereed publications</text:span></text:p>
      <text:list xml:id="list125106746530095" text:continue-numbering="true" text:style-name="L1">
        <text:list-item>
          <text:p text:style-name="P128"><text:span text:style-name="T246">Oman</text:span><text:span text:style-name="T250">, Starkenburg and Navarro (2018). </text:span><text:span text:style-name="T276">The “building blocks” of stellar haloes.</text:span><text:span text:style-name="T250"> Galaxies 5: 33. [arxiv:1708.00929]</text:span></text:p>
          <text:p text:style-name="P132"/>
          <text:p text:style-name="P133">Non-refereed publications &amp; software</text:p>
        </text:list-item>
        <text:list-item>
          <text:p text:style-name="P134"><text:span text:style-name="T38">Read, Steger, Walker, Genina, Frenk, Cole, </text:span><text:span text:style-name="T240">Ben</text:span><text:span text:style-name="T178">ítez-Llambay, </text:span><text:span text:style-name="T177">Ludlow, Navarro, </text:span><text:span text:style-name="T179">Oman</text:span><text:span text:style-name="T177">, Robertson, Collins, Ibata, Rich, Martin, Peñarrubia. Chapman, Tollerud and Weisz (2023). </text:span><text:span text:style-name="T172">GravSphere: Jeans modelling code.</text:span><text:span text:style-name="T177"> Astrophysics Source Code Library 2312.009.</text:span></text:p>
        </text:list-item>
        <text:list-item>
          <text:p text:style-name="P135"><text:span text:style-name="T37">Oman</text:span><text:span text:style-name="T38">, Brouwer, Ludlow and Navarro (2020). </text:span><text:span text:style-name="T10">Observational constraints on the slope of the radial acceleration relation at low accelerations.</text:span><text:span text:style-name="T38"> [arxiv:2006.06700]</text:span></text:p>
        </text:list-item>
        <text:list-item>
          <text:p text:style-name="P136"><text:span text:style-name="T3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6"><text:span text:style-name="T241">Oman</text:span><text:span text:style-name="T233"> (2017). </text:span><text:span text:style-name="T271">The APOSTLE simulations: Rotation curves derived from synthetic 21-cm observations.</text:span><text:span text:style-name="T233"> Rediscovering our Galaxy, Proceedings of the IAU Symposium 334: 213. [arXiv: 1712.02562]</text:span></text:p>
        </text:list-item>
        <text:list-item>
          <text:p text:style-name="P137"><text:span text:style-name="T281">Fattahi, Navarro, Sawala, Frenk, Sales, </text:span><text:span text:style-name="T291">Oman</text:span><text:span text:style-name="T281">, Schaller and Wang (2016). </text:span><text:span text:style-name="T266">The cold dark matter content of Galactic dwarf spheroidals: no cores, no failures, no problem.</text:span><text:span text:style-name="T281"> [arxiv:1607.06479]</text:span></text:p>
        </text:list-item>
        <text:list-item>
          <text:p text:style-name="P137"><text:span text:style-name="T290">Sawala, Frenk, Fattahi, Navarro, Bower, Crain, Dalla Vecchia, Furlong, Helly, Jenkins, </text:span><text:span text:style-name="T295">Oman</text:span><text:span text:style-name="T290">, Scahller, Schaye, Theuns, Trayford and White (2014). </text:span><text:span text:style-name="T270">Local Group galaxies emerge from the dark.</text:span><text:span text:style-name="T290"> [arxiv:1412.2748]</text:span></text:p>
        </text:list-item>
      </text:list>
      <text:p text:style-name="P98"><text:span text:style-name="T181">Conferences and Workshops</text:span><text:tab/></text:p>
      <text:p text:style-name="P61"><text:span text:style-name="T113"><text:tab/></text:span><text:span text:style-name="T13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1"><text:span text:style-name="T113"><text:tab/></text:span><text:span text:style-name="T130">Contributed talk at “Towards unified sub-grid prescriptions for galaxy mode</text:span><text:span text:style-name="T135">l</text:span><text:span text:style-name="T130">ling”<text:tab/>Sept 2023<text:line-break/><text:tab/> <text:s/>Lorentz Centre, Leiden, The Netherlands</text:span></text:p>
      <text:p text:style-name="P57"><text:span text:style-name="T113"><text:tab/></text:span><text:span text:style-name="T130">Contributed talk at “FiatLux”<text:tab/>Jun 2023<text:line-break/><text:tab/> <text:s/>Centro Mariapoli, Castel Gandolfo, Italy</text:span></text:p>
      <text:p text:style-name="P57"><text:span text:style-name="T113"><text:tab/></text:span><text:span text:style-name="T128">Contributed talk at </text:span><text:span text:style-name="T129">“Pathfinder HI Survey Coordination Committee workshop”<text:tab/></text:span><text:span text:style-name="T128">Mar 2023<text:line-break/><text:tab/> <text:s/>University of Cape Town, Cape Town, South Africa</text:span></text:p>
      <text:p text:style-name="P54"><text:span text:style-name="T113"><text:tab/></text:span><text:span text:style-name="T128">Poster at “IAUS 379: Dynamical masses of Local Group galaxies”<text:tab/>Mar 2023<text:line-break/><text:tab/> <text:s/>Telegrafenberg, Potsdam, Germany</text:span></text:p>
      <text:p text:style-name="P59"><text:span text:style-name="T113"><text:tab/></text:span><text:span text:style-name="T116">Contributed talk at “Virgo meeting”<text:tab/>Jul 2022<text:line-break/><text:tab/> <text:s/></text:span><text:span text:style-name="T117">Max-Planck Institute for Astrophysics, Garching, Germany</text:span></text:p>
      <text:p text:style-name="P48"><text:span text:style-name="T113"><text:tab/></text:span><text:span text:style-name="T115">Contributed</text:span><text:span text:style-name="T114"> talk at “</text:span><text:span text:style-name="T115">EAS2022/</text:span><text:span text:style-name="T114">SS8: D</text:span><text:span text:style-name="T137">warf galaxies beyond the Local Group”</text:span><text:span text:style-name="T138"><text:tab/></text:span><text:span text:style-name="T137">Jun 2022<text:line-break/><text:tab/> <text:s/>Valencia Conference Centre, Valencia, Spain</text:span></text:p>
      <text:p text:style-name="P100"><text:span text:style-name="T113"><text:tab/></text:span><text:span text:style-name="T115">Poster</text:span><text:span text:style-name="T114"> at “EAS2022/S4: Satellite galaxies and tidal streams”</text:span><text:span text:style-name="T113"><text:tab/></text:span><text:span text:style-name="T114">Jun 2022<text:line-break/><text:tab/> <text:s/>Valencia Conference Centre, Valencia, Spain</text:span></text:p>
      <text:p text:style-name="P47"><text:span text:style-name="T138"><text:tab/></text:span><text:span text:style-name="T137">Invited talk at “EAS2022/SS5: Neutral hydrogen”</text:span><text:span text:style-name="T138"><text:tab/></text:span><text:span text:style-name="T137">Jun 2022</text:span><text:span text:style-name="T114"><text:line-break/><text:tab/> <text:s/>Valencia Conference Centre, Valencia, Spain</text:span></text:p>
      <text:p text:style-name="P91"><text:tab/>Contributed talk at “Durham Edinburgh Exchange”<text:tab/>Jan 2022<text:line-break/><text:tab/> <text:s/>Virtual meeting</text:p>
      <text:p text:style-name="P72"><text:soft-page-break/><text:span text:style-name="T39"><text:tab/></text:span><text:span text:style-name="T66">Contributed talk at “Heraeus Seminar: Astrophysical windows on dark matter”<text:tab/>Nov 2021<text:line-break/><text:tab/> <text:s/>The Royal Society, London, United Kingdom</text:span></text:p>
      <text:p text:style-name="P71"><text:span text:style-name="T39"><text:tab/></text:span><text:span text:style-name="T61">Contributed talk </text:span><text:span text:style-name="T64">&amp; 2 posters</text:span><text:span text:style-name="T61"> at “National Astronomy Meeting 2021”<text:tab/>Jul 2021<text:line-break/><text:tab/> <text:s/>Virtual meeting</text:span></text:p>
      <text:p text:style-name="P70"><text:span text:style-name="T39"><text:tab/></text:span><text:span text:style-name="T61">SOC at “EAS2021/SS24: The role of nurture on the SF cycle in satellite </text:span><text:span text:style-name="T62">galaxies</text:span><text:span text:style-name="T61">”<text:tab/>Jun 2021<text:line-break/><text:tab/> <text:s/>Virtual meeting</text:span></text:p>
      <text:p text:style-name="P70"><text:span text:style-name="T39"><text:tab/></text:span><text:span text:style-name="T53">Contributed talk at “Durham Edinburgh Exchange”</text:span><text:span text:style-name="T39"><text:tab/></text:span><text:span text:style-name="T53">Jan 2021<text:line-break/><text:tab/> <text:s/>Virtual meeting</text:span></text:p>
      <text:p text:style-name="P90"><text:tab/>Contributed talk at “South American Dark Matter”<text:tab/>Dec 2020<text:line-break/><text:tab/> <text:s/>Virtual meeting</text:p>
      <text:p text:style-name="P90"><text:tab/>Contributed talk at “WALLABY Science Day”<text:tab/>Nov 2020<text:line-break/><text:tab/> <text:s/>Virtual meeting</text:p>
      <text:p text:style-name="P69"><text:span text:style-name="T39"><text:tab/></text:span><text:span text:style-name="T52">Invited talk at “Pathfinder HI Survey Coordination Committee workshop”<text:tab/>May 2020<text:line-break/><text:tab/> <text:s/>Virtual meeting</text:span></text:p>
      <text:p text:style-name="P68"><text:span text:style-name="T39"><text:tab/></text:span><text:span text:style-name="T52">Participant at “Virgo meeting”<text:tab/>Jan 2020<text:line-break/><text:tab/> <text:s/>Durham University, Durham, United Kingdom</text:span></text:p>
      <text:p text:style-name="P68"><text:span text:style-name="T39"><text:tab/></text:span><text:span text:style-name="T52">Contributed talk at “Durham Edinburgh Exchange”<text:tab/>Jan 2020<text:line-break/><text:tab/> <text:s/>Durham University, Durham, United Kingdom</text:span></text:p>
      <text:p text:style-name="P68"><text:span text:style-name="T39"><text:tab/></text:span><text:span text:style-name="T52">Contributed talk at “Galaxy evolution in a new era of HI surveys”<text:tab/>Aug 2019<text:line-break/><text:tab/> <text:s/>Munich Institute for Astro- and Particle Physics, Munich, Germany</text:span></text:p>
      <text:p text:style-name="P68"><text:span text:style-name="T39"><text:tab/></text:span><text:span text:style-name="T52">Contributed talk at “CosmoDwarfs”<text:tab/>Jul 2019<text:line-break/><text:tab/> <text:s/>Durham University, Durham, United Kingdom</text:span></text:p>
      <text:p text:style-name="P75"><text:span text:style-name="T38"><text:tab/></text:span><text:span text:style-name="T52">Contributed t</text:span><text:span text:style-name="T45">alk at “Computational cosmology”<text:tab/>Dec 2018<text:line-break/><text:tab/> <text:s/>Lorentz Centre, Leiden, The Netherlands</text:span></text:p>
      <text:p text:style-name="P67"><text:span text:style-name="T39"><text:tab/></text:span><text:span text:style-name="T45">Participant at </text:span><text:span text:style-name="T39">“</text:span><text:span text:style-name="T45">Blaauw Workshop: Galaxy dynamics in the current era”<text:tab/>Nov 2018<text:line-break/><text:tab/> <text:s/>Kapteyn Institute, Groningen, The Netherlands</text:span></text:p>
      <text:p text:style-name="P74"><text:span text:style-name="T38"><text:tab/></text:span><text:span text:style-name="T45">Contributed talk at “The HI/Story of the nearby Universe”<text:tab/>Sept 2018<text:line-break/><text:tab/> <text:s/>Kapteyn Institute/ASTRON, Groningen, The Netherlands</text:span></text:p>
      <text:p text:style-name="P67"><text:span text:style-name="T39"><text:tab/></text:span><text:span text:style-name="T45">Contributed talk at “Tensions in the LCDM paradigm”<text:tab/>May 2018<text:line-break/><text:tab/> <text:s/>Mainz Institute for Theoretical Physics, Mainz, Germany</text:span></text:p>
      <text:p text:style-name="P73"><text:span text:style-name="T38"><text:tab/></text:span><text:span text:style-name="T45">Poster at “The small-scale structure of cold(?) dark matter”<text:tab/>Ap</text:span><text:span text:style-name="T62">r</text:span><text:span text:style-name="T45"> 2018<text:line-break/><text:tab/> <text:s/>Kavli Institute for Theoretical Physics, Santa Barbara, USA</text:span></text:p>
      <text:p text:style-name="P67"><text:span text:style-name="T39"><text:tab/></text:span><text:span text:style-name="T45">Contributed talk at “Virgo meeting”<text:tab/>Dec 2017<text:line-break/><text:tab/> <text:s/>Max-Planck Institute for Astrophysics, Garching, Germany</text:span></text:p>
      <text:p text:style-name="P10"><text:span text:style-name="T89"><text:tab/>Invited talk at </text:span><text:span text:style-name="T12">“</text:span><text:span text:style-name="T89">IAUS 334: Rediscovering our Galaxy”<text:tab/>Jul 2017<text:line-break/><text:tab/> <text:s/>Telegrafenberg, Potsdam, Germany</text:span></text:p>
      <text:p text:style-name="P94"><text:tab/></text:p>
      <text:p text:style-name="P39"><text:span text:style-name="T87"><text:tab/>Contributed talk at “On the origin of baryonic galaxy haloes”<text:tab/>Mar 2017<text:line-break/><text:tab/> <text:s/>Observat</text:span><text:span text:style-name="T142">o</text:span><text:span text:style-name="T87">rio Astron</text:span><text:span text:style-name="T142">ómico de Quit</text:span><text:span text:style-name="T146">o</text:span><text:span text:style-name="T142">, Galapagos Islands, Ecuador</text:span></text:p>
      <text:p text:style-name="P102"><text:tab/>Contributed talk at “Northwest astronomy meeting”<text:tab/>Oct 2016<text:line-break/><text:tab/> <text:s/>Western Washington University, Bellingham, USA</text:p>
      <text:p text:style-name="P103"><text:tab/>Contributed talk at “Dark matter in the Milky Way”<text:tab/>May 2016<text:line-break/><text:tab/> <text:s/>Johannes Gutenburg University, Mainz, Germany</text:p>
      <text:p text:style-name="P105"><text:tab/>Contributed talk at “Dark matter on the smallest scales”<text:tab/>Apr 2016<text:line-break/><text:tab/> <text:s/>University of Leiden, Leiden, Netherlands</text:p>
      <text:p text:style-name="P104"><text:tab/>Contributed talk at “Potsdam thinkshop XIII: Near field cosmology”<text:tab/>Mar 2016<text:line-break/><text:tab/> <text:s/>Innsbruck University Centre, Obergurgl, Austria</text:p>
      <text:p text:style-name="P9"><text:span text:style-name="T142"><text:tab/></text:span><text:span text:style-name="T144">Participant at “HiPACC Summer School: AstroInformatics”<text:tab/>Aug 2012<text:line-break/><text:tab/> <text:s/>University of California </text:span><text:span text:style-name="T145">at </text:span><text:span text:style-name="T144">San Diego, San Diego, USA</text:span></text:p>
      <text:p text:style-name="P9"><text:span text:style-name="T142"><text:tab/></text:span><text:span text:style-name="T143">Poster at “Star formation and gas reservoirs in nearby groups and clusters”<text:tab/>Jul 2012<text:line-break/><text:tab/> <text:s/>Union College, Schenectady, USA</text:span></text:p>
      <text:p text:style-name="P109"><text:span text:style-name="T141">Invited </text:span><text:span text:style-name="T232">Colloquia &amp; </text:span><text:span text:style-name="T141">Seminars</text:span><text:tab/></text:p>
      <text:p text:style-name="P89"><text:tab/><text:span text:style-name="T316">Colloquium: ICRAR, University of Western Australia, Australia<text:tab/>Mar 2024</text:span></text:p>
      <text:p text:style-name="P93"><text:tab/>Colloquium: Cardiff University School of Physics &amp; Astronomy, UK<text:tab/>Nov 2023</text:p>
      <text:p text:style-name="P88"><text:tab/><text:span text:style-name="T310">Seminar: University of Edinburgh Institute for Astronomy, UK<text:tab/>Nov 2022</text:span></text:p>
      <text:p text:style-name="P92"><text:tab/>Seminar: University College London Cosmoparticle Initiative, UK<text:tab/>Mar 2022</text:p>
      <text:p text:style-name="P87"><text:tab/>Seminar: International Centre for Radio Astronomy Research, Australia<text:tab/>Aug 2021</text:p>
      <text:p text:style-name="P82"><text:span text:style-name="T232"><text:tab/>Colloquium: </text:span><text:span text:style-name="T220">Queen’s University Department of Physics and Astronomy, Canada<text:tab/>Jan 202</text:span><text:span text:style-name="T221">1</text:span></text:p>
      <text:p text:style-name="P46"><text:span text:style-name="T110"><text:tab/></text:span><text:span text:style-name="T109">Seminar</text:span><text:span text:style-name="T111">: </text:span><text:span text:style-name="T112">University of Nottingham School of Physics and Astronomy, UK<text:tab/>Dec 2020</text:span></text:p>
      <text:p text:style-name="P81"><text:span text:style-name="T219"><text:tab/></text:span><text:span text:style-name="T301">Seminar</text:span><text:span text:style-name="T232">: </text:span><text:span text:style-name="T220">Oxford University Department of Physics, UK<text:tab/>Oct 2020</text:span></text:p>
      <text:p text:style-name="P81"><text:span text:style-name="T219"><text:tab/></text:span><text:span text:style-name="T232">Seminar: </text:span><text:span text:style-name="T219">Universidade Federal do Esp</text:span><text:span text:style-name="T169">í</text:span><text:span text:style-name="T219">rito Santo Department of Physics, Brazil<text:tab/>Jul 2020</text:span></text:p>
      <text:p text:style-name="P86"><text:tab/><text:span text:style-name="T232">Colloquium: </text:span>University of Edinburgh Institute for Astronomy, UK<text:tab/>Feb 2020</text:p>
      <text:p text:style-name="P80"><text:tab/><text:span text:style-name="T232">Seminar: </text:span><text:span text:style-name="T219">Deutsches Elektronen-Synchrotron DESY, Germany<text:tab/>Nov 2019</text:span></text:p>
      <text:p text:style-name="P85"><text:tab/><text:span text:style-name="T232">Seminar: </text:span>University of Surrey Physics Department, UK<text:tab/>Sept 2017</text:p>
      <text:p text:style-name="P79"><text:tab/><text:span text:style-name="T232">Seminar: </text:span>University of Cambridge Institute of Astronomy, UK<text:tab/>May 2016</text:p>
      <text:p text:style-name="P78"><text:tab/><text:span text:style-name="T232">Seminar: </text:span>Astrophysics Institute Potsdam, Germany<text:tab/>Apr 2016</text:p>
      <text:p text:style-name="P78"><text:tab/><text:span text:style-name="T232">Seminar: </text:span>University of Washington Physics &amp; Astronomy Department, USA<text:tab/>Feb 2016</text:p>
      <text:p text:style-name="P78"><text:tab/><text:span text:style-name="T232">Seminar: </text:span>University of Waterloo Physics &amp; Astronomy Department, Canada<text:tab/>Dec 2014</text:p>
      <text:p text:style-name="P122"><text:soft-page-break/><text:span text:style-name="T225">Public Talks &amp; Outreach</text:span><text:span text:style-name="T224"><text:tab/></text:span></text:p>
      <text:p text:style-name="P60"><text:span text:style-name="T113"><text:tab/></text:span><text:span text:style-name="T134">Caf</text:span><text:span text:style-name="T160">é</text:span><text:span text:style-name="T260"> Scientifique Durham speaker<text:tab/>May 2024</text:span></text:p>
      <text:p text:style-name="P60"><text:span text:style-name="T260"><text:tab/></text:span><text:span text:style-name="T261">Durham Schools Science Festival demonstrator<text:tab/>Mar 2024</text:span></text:p>
      <text:p text:style-name="P60"><text:span text:style-name="T113"><text:tab/></text:span><text:span text:style-name="T130">Street Cosmos at Blackhall demonstrator<text:tab/>Aug 2023</text:span></text:p>
      <text:p text:style-name="P57"><text:span text:style-name="T113"><text:tab/></text:span><text:span text:style-name="T126">Ogden Centre for Fundamental Physics </text:span><text:span text:style-name="T31">Ogden@20</text:span><text:span text:style-name="T126"> open day demonstrator<text:tab/>Nov 2022</text:span></text:p>
      <text:p text:style-name="P97"><text:span text:style-name="T193"><text:tab/></text:span><text:span text:style-name="T206">Celebrate Science! Durham demonstrator<text:tab/>Oct 2022</text:span></text:p>
      <text:p text:style-name="P96"><text:span text:style-name="T193"><text:tab/></text:span><text:span text:style-name="T196">Public talk: Sunderland Astronomical Society<text:tab/>Nov 2021</text:span></text:p>
      <text:p text:style-name="P95"><text:span text:style-name="T193"><text:tab/></text:span><text:span text:style-name="T194">Nuffield Foundation research placement host </text:span><text:span text:style-name="T200">for J. Turnbull</text:span><text:span text:style-name="T194"><text:tab/></text:span><text:span text:style-name="T196">Aug</text:span><text:span text:style-name="T194"> 2021</text:span></text:p>
      <text:p text:style-name="P84"><text:tab/>Royal Society Summer Science Exhibition Workshop<text:tab/>Jul 2021</text:p>
      <text:p text:style-name="P45"><text:span text:style-name="T21"><text:tab/></text:span><text:span text:style-name="T100">Public talk: </text:span><text:span text:style-name="T90">Rato Bangala School Science Club</text:span><text:span text:style-name="T101">, Nepal<text:tab/>Jul 20</text:span><text:span text:style-name="T102">20</text:span></text:p>
      <text:p text:style-name="P44"><text:span text:style-name="T102"><text:tab/></text:span><text:span text:style-name="T105">Durham ICC School visit</text:span><text:span text:style-name="T130">s</text:span><text:span text:style-name="T105"><text:tab/>Jan 2020 – </text:span><text:span text:style-name="T130">present</text:span></text:p>
      <text:p text:style-name="P83"><text:tab/>Celebrate Science! Durham demonstrator<text:tab/>Oct 2019</text:p>
      <text:p text:style-name="P8"><text:span text:style-name="T90"><text:tab/>Meet the IAU astronomers! programme member<text:tab/>2019 </text:span><text:span text:style-name="T84">– </text:span><text:span text:style-name="T90">present</text:span></text:p>
      <text:p text:style-name="P8"><text:span text:style-name="T12"><text:tab/></text:span><text:span text:style-name="T88">Public </text:span><text:span text:style-name="T90">t</text:span><text:span text:style-name="T88">alk: RAS of Canada, Victoria chapter monthly meeting<text:tab/>Apr 2017</text:span></text:p>
      <text:p text:style-name="P16"><text:span text:style-name="T12"><text:tab/></text:span><text:span text:style-name="T85">Public talk: Dominion Astrophysical Observatory </text:span><text:span text:style-name="T91">s</text:span><text:span text:style-name="T85">ummer star parties<text:tab/>Jul 2016</text:span></text:p>
      <text:p text:style-name="P17"><text:span text:style-name="T92"><text:tab/></text:span><text:span text:style-name="T93">University of Victoria Student Radio CFUV “Beyond the Jargon” interviewee<text:tab/>Dec 2016</text:span></text:p>
      <text:p text:style-name="P4"><text:span text:style-name="T85"><text:tab/></text:span><text:span text:style-name="T86">Public talk: SPACE: Students in Physics and Astronomy Communication<text:tab/>Jul 2016<text:line-break/><text:tab/> <text:s/>Enrichment</text:span></text:p>
      <text:p text:style-name="P78"><text:tab/>Public talk: SPACE: Students in Physics and Astronomy Communication<text:tab/>Aug 2015<text:line-break/><text:tab/> <text:s/>Enrichment</text:p>
      <text:p text:style-name="P77"><text:tab/>University of Victoria Observatory tours for various school, youth and <text:tab/>2015 – <text:span text:style-name="T182">2017</text:span><text:line-break/><text:tab/> <text:s/>general public groups<text:tab/></text:p>
      <text:p text:style-name="P76"><text:tab/><text:span text:style-name="T299">Contributor of &gt;250 physics &amp; astrophysics answers to public questions on the <text:tab/>2013 </text:span>– <text:span text:style-name="T299">present<text:line-break/><text:tab/> <text:s/>PhysicsSE Q&amp;A platform (physics.stackexchange.com/users/11053/kyle-oman)</text:span></text:p>
      <text:p text:style-name="P123"><text:span text:style-name="T223">Professional </text:span><text:span text:style-name="T227">Citizenship</text:span><text:span text:style-name="T222"><text:tab/></text:span></text:p>
      <text:p text:style-name="P61"><text:span text:style-name="T192"><text:tab/>Re</text:span><text:span text:style-name="T197">feree </text:span><text:span text:style-name="T192">for </text:span><text:span text:style-name="T198">MNRAS, ApJ, </text:span><text:span text:style-name="T199">A&amp;A,</text:span><text:span text:style-name="T198"> </text:span><text:span text:style-name="T207">NatAs, </text:span><text:span text:style-name="T189">PRL, </text:span><text:span text:style-name="T198">JCAP, </text:span><text:span text:style-name="T209">OJA, </text:span><text:span text:style-name="T212">JOSS,</text:span><text:span text:style-name="T192"><text:tab/>2016 – present<text:line-break/><text:tab/> <text:s/></text:span><text:span text:style-name="T212">Chinese Physics C</text:span></text:p>
      <text:p text:style-name="P53"><text:span text:style-name="T192"><text:tab/></text:span><text:span text:style-name="T206">Durham Astronomy &amp; Instrumentation internal mini-conference organiser<text:tab/>Jun 2022</text:span><text:span text:style-name="T193"><text:tab/></text:span></text:p>
      <text:p text:style-name="P7"><text:span text:style-name="T51"><text:tab/>Durham Physics Research Staff Consultative Committee m</text:span><text:span text:style-name="T54">ember</text:span><text:span text:style-name="T51"><text:tab/>2019 </text:span><text:span text:style-name="T40">– </text:span><text:span text:style-name="T71">present<text:line-break/><text:tab/> <text:s/>as co-chair: 2020 – 2023</text:span></text:p>
      <text:p text:style-name="P7"><text:span text:style-name="T51"><text:tab/></text:span><text:span text:style-name="T58">Durham Astronomy PhD admissions interview panellist<text:tab/>2020</text:span></text:p>
      <text:p text:style-name="P6"><text:span text:style-name="T51"><text:tab/>Durham Astronomy </text:span><text:span text:style-name="T54">ICC </text:span><text:span text:style-name="T51">postdoctoral representative </text:span><text:span text:style-name="T52">to </text:span><text:span text:style-name="T54">astronomy group</text:span><text:span text:style-name="T51"><text:tab/>20</text:span><text:span text:style-name="T54">20</text:span><text:span text:style-name="T51"> </text:span><text:span text:style-name="T40">– </text:span><text:span text:style-name="T70">2023</text:span></text:p>
      <text:p text:style-name="P43"><text:soft-page-break/><text:span text:style-name="T188"><text:tab/>Durham Astronomy Friday seminar co-organizer<text:tab/>2019 </text:span><text:span text:style-name="T186">– </text:span><text:span text:style-name="T189">2020</text:span></text:p>
      <text:p text:style-name="P6"><text:span text:style-name="T51"><text:tab/>Kapteyn Institute Monday seminar co-organizer<text:tab/>2018 </text:span><text:span text:style-name="T40">– </text:span><text:span text:style-name="T51">2019</text:span></text:p>
      <text:p text:style-name="P5"><text:span text:style-name="T41"><text:tab/></text:span><text:span text:style-name="T47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5"><text:span text:style-name="T140">Professional Memberships</text:span><text:tab/></text:p>
      <text:p text:style-name="P32"><text:span text:style-name="T42"><text:tab/></text:span><text:span text:style-name="T54">WALLABY survey member (Technical Working Group 1)</text:span><text:span text:style-name="T42"><text:tab/></text:span><text:span text:style-name="T54">2020 </text:span><text:span text:style-name="T38">–</text:span><text:span text:style-name="T54"> present<text:line-break/><text:tab/> <text:s/></text:span><text:span text:style-name="T72">TWG 1 co-chair: 2024 – present</text:span></text:p>
      <text:p text:style-name="P32"><text:span text:style-name="T72"><text:tab/></text:span><text:span text:style-name="T73">MIGHTEE-HI survey member<text:tab/>2023 – present</text:span></text:p>
      <text:p text:style-name="P32"><text:span text:style-name="T54"><text:tab/>MHONGOOSE survey member<text:tab/>2020 </text:span><text:span text:style-name="T38">– </text:span><text:span text:style-name="T54">present</text:span></text:p>
      <text:p text:style-name="P54"><text:span text:style-name="T189"><text:tab/></text:span><text:span text:style-name="T208">SKA </text:span><text:span text:style-name="T207">Cosmology</text:span><text:span text:style-name="T208"> Science Working Group member<text:tab/>202</text:span><text:span text:style-name="T207">2</text:span><text:span text:style-name="T208"> </text:span><text:span text:style-name="T192">– </text:span><text:span text:style-name="T208">present</text:span></text:p>
      <text:p text:style-name="P33"><text:span text:style-name="T54"><text:tab/></text:span><text:span text:style-name="T63">SKA HI Galaxy Science Working Group member<text:tab/>2021 </text:span><text:span text:style-name="T38">– </text:span><text:span text:style-name="T63">present</text:span></text:p>
      <text:p text:style-name="P36"><text:span text:style-name="T54"><text:tab/></text:span><text:span text:style-name="T38">Virgo Consortium for Cosmological Supercomputer Simulations </text:span><text:span text:style-name="T57">m</text:span><text:span text:style-name="T38">ember<text:tab/>2013 </text:span><text:span text:style-name="T41">– </text:span><text:span text:style-name="T38">present</text:span></text:p>
      <text:p text:style-name="P32"><text:span text:style-name="T42"><text:tab/></text:span><text:span text:style-name="T46">Canadian Astronomical Society (CASCA) Ordinary Member<text:tab/>2016 – </text:span><text:span text:style-name="T48">2019</text:span></text:p>
      <text:p text:style-name="P19"><text:tab/>International Astronomical Union (IAU) Junior Member<text:tab/>2018 – present</text:p>
      <text:p text:style-name="P113"><text:span text:style-name="T298">Public codes &amp; utilities</text:span><text:tab/></text:p>
      <text:p text:style-name="P124"><text:span text:style-name="T203">A</text:span><text:span text:style-name="T184">s lead author:</text:span></text:p>
      <text:p text:style-name="P42"><text:span text:style-name="T203"><text:tab/></text:span><text:span text:style-name="T214">SWIFTGalaxy<text:tab/>2022</text:span><text:span text:style-name="T202"><text:line-break/><text:tab/> <text:s/>github.com/</text:span><text:span text:style-name="T204">SWIFTSIM</text:span><text:span text:style-name="T202">/swiftgalaxy</text:span></text:p>
      <text:p text:style-name="P31"><text:span text:style-name="T42"><text:tab/></text:span><text:span text:style-name="T59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17">3D</text:span>Barolo</text:p>
      <text:p text:style-name="P109"><text:soft-page-break/><text:span text:style-name="T141">Languages</text:span><text:tab/></text:p>
      <text:p text:style-name="P4"><text:span text:style-name="T39"><text:tab/></text:span><text:span text:style-name="T42">English (native), French (native), </text:span><text:span text:style-name="T48">Dutch (basic)</text:span></text:p>
      <text:p text:style-name="P108"><text:span text:style-name="T180">Citizenship</text:span><text:tab/></text:p>
      <text:p text:style-name="P3"><text:span text:style-name="T42"><text:tab/></text:span><text:span text:style-name="T43">Canadian</text:span></text:p>
      <text:p text:style-name="P116"/>
      <text:p text:style-name="P117">References<text:tab/></text:p>
      <text:p text:style-name="P40"><text:span text:style-name="T190"><text:tab/>Prof. </text:span><text:span text:style-name="T196">Carlos Frenk</text:span><text:span text:style-name="T190"><text:line-break/><text:tab/></text:span><text:span text:style-name="T196">Institute for Computational Cosmology</text:span><text:span text:style-name="T191">, </text:span><text:span text:style-name="T196">Durham University</text:span><text:span text:style-name="T191"><text:line-break/><text:tab/>+</text:span><text:span text:style-name="T196">44 191 334 3641</text:span><text:span text:style-name="T191"><text:line-break/><text:tab/></text:span><text:a xlink:type="simple" xlink:href="mailto:c.s.frenk@durham.ac.uk" text:style-name="Internet_20_link" text:visited-style-name="Visited_20_Internet_20_Link"><text:span text:style-name="T196">c.s.frenk@durham.ac.uk</text:span></text:a></text:p>
      <text:p text:style-name="P2"><text:span text:style-name="T39"><text:tab/></text:span><text:span text:style-name="T5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6">sctrager@astro.rug.nl</text:span></text:a></text:p>
      <text:p text:style-name="P41"><text:span text:style-name="T76"><text:tab/></text:span><text:span text:style-name="T75">Prof. Julio Navarro</text:span><text:span text:style-name="T74"><text:line-break/></text:span><text:span text:style-name="T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5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4-05T12:51:04.782843994">2024-04-05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4-05T12:51:04.673927065</dc:date>
    <meta:editing-duration>P1DT17H17M45S</meta:editing-duration>
    <meta:editing-cycles>185</meta:editing-cycles>
    <meta:document-statistic meta:table-count="0" meta:image-count="1" meta:object-count="0" meta:page-count="17" meta:paragraph-count="243" meta:word-count="4314" meta:character-count="32472" meta:non-whitespace-character-count="27841"/>
  </office:meta>
</office:document-meta>
</file>